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2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officeooo:paragraph-rsid="0d804757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d73904e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ca56a54"/>
    </style:style>
    <style:style style:name="P25" style:family="paragraph" style:parent-style-name="Standard">
      <style:text-properties officeooo:paragraph-rsid="0ca5faa5"/>
    </style:style>
    <style:style style:name="P26" style:family="paragraph" style:parent-style-name="Standard">
      <style:text-properties officeooo:paragraph-rsid="0ca6ddb9"/>
    </style:style>
    <style:style style:name="P27" style:family="paragraph" style:parent-style-name="Standard">
      <style:text-properties officeooo:paragraph-rsid="04f68805"/>
    </style:style>
    <style:style style:name="P28" style:family="paragraph" style:parent-style-name="Standard">
      <style:text-properties officeooo:paragraph-rsid="0bad8f69"/>
    </style:style>
    <style:style style:name="P29" style:family="paragraph" style:parent-style-name="Standard">
      <style:text-properties officeooo:paragraph-rsid="0a0f7b62"/>
    </style:style>
    <style:style style:name="P30" style:family="paragraph" style:parent-style-name="Standard">
      <style:text-properties officeooo:paragraph-rsid="0cb27039"/>
    </style:style>
    <style:style style:name="P31" style:family="paragraph" style:parent-style-name="Standard">
      <style:text-properties officeooo:paragraph-rsid="0cc50ec9"/>
    </style:style>
    <style:style style:name="P32" style:family="paragraph" style:parent-style-name="Standard">
      <style:text-properties officeooo:paragraph-rsid="0cc5fe5b"/>
    </style:style>
    <style:style style:name="P33" style:family="paragraph" style:parent-style-name="Standard">
      <style:text-properties officeooo:paragraph-rsid="0ce3fa52"/>
    </style:style>
    <style:style style:name="P34" style:family="paragraph" style:parent-style-name="Standard">
      <style:text-properties officeooo:paragraph-rsid="0ce58c9e"/>
    </style:style>
    <style:style style:name="P35" style:family="paragraph" style:parent-style-name="Standard">
      <style:text-properties officeooo:paragraph-rsid="0d13f73f"/>
    </style:style>
    <style:style style:name="P36" style:family="paragraph" style:parent-style-name="Standard">
      <style:text-properties officeooo:paragraph-rsid="0d1ec96e"/>
    </style:style>
    <style:style style:name="P37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officeooo:paragraph-rsid="0d2e61eb"/>
    </style:style>
    <style:style style:name="P39" style:family="paragraph" style:parent-style-name="Standard">
      <style:text-properties officeooo:paragraph-rsid="0d70ffa9"/>
    </style:style>
    <style:style style:name="P40" style:family="paragraph" style:parent-style-name="Standard">
      <style:text-properties officeooo:paragraph-rsid="0d72da1f"/>
    </style:style>
    <style:style style:name="P41" style:family="paragraph" style:parent-style-name="Standard">
      <style:text-properties officeooo:paragraph-rsid="0d73904e"/>
    </style:style>
    <style:style style:name="P42" style:family="paragraph" style:parent-style-name="Standard">
      <style:text-properties officeooo:paragraph-rsid="0d804757"/>
    </style:style>
    <style:style style:name="P43" style:family="paragraph" style:parent-style-name="Standard">
      <style:text-properties officeooo:paragraph-rsid="0d96845d"/>
    </style:style>
    <style:style style:name="P44" style:family="paragraph" style:parent-style-name="Standard">
      <style:text-properties officeooo:paragraph-rsid="0da26ad3"/>
    </style:style>
    <style:style style:name="P45" style:family="paragraph" style:parent-style-name="Standard">
      <style:text-properties officeooo:paragraph-rsid="0d1be4a7"/>
    </style:style>
    <style:style style:name="P46" style:family="paragraph" style:parent-style-name="Standard">
      <style:text-properties officeooo:paragraph-rsid="0daa4aef"/>
    </style:style>
    <style:style style:name="P47" style:family="paragraph" style:parent-style-name="Standard">
      <style:text-properties officeooo:paragraph-rsid="0dab1f02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49" style:family="paragraph" style:parent-style-name="Standard">
      <style:text-properties officeooo:paragraph-rsid="0daef67d"/>
    </style:style>
    <style:style style:name="P50" style:family="paragraph" style:parent-style-name="Standard">
      <style:text-properties officeooo:paragraph-rsid="0db0d4d1"/>
    </style:style>
    <style:style style:name="P51" style:family="paragraph" style:parent-style-name="Standard">
      <style:text-properties officeooo:paragraph-rsid="0db40abc"/>
    </style:style>
    <style:style style:name="P52" style:family="paragraph" style:parent-style-name="Standard">
      <style:text-properties officeooo:paragraph-rsid="0dbf3336"/>
    </style:style>
    <style:style style:name="P53" style:family="paragraph" style:parent-style-name="Standard">
      <style:text-properties officeooo:paragraph-rsid="0dbf3bd9"/>
    </style:style>
    <style:style style:name="P54" style:family="paragraph" style:parent-style-name="Standard">
      <style:text-properties officeooo:paragraph-rsid="0dc09832"/>
    </style:style>
    <style:style style:name="P55" style:family="paragraph" style:parent-style-name="Standard">
      <style:text-properties officeooo:paragraph-rsid="0dce9327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text-properties fo:color="#000000" style:font-name="Liberation Sans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Liberation Sans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3" style:family="paragraph" style:parent-style-name="Standard">
      <style:text-properties style:font-name="Liberation Sans2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64" style:family="paragraph" style:parent-style-name="Standard">
      <style:paragraph-properties fo:line-height="100%">
        <style:tab-stops/>
      </style:paragraph-properties>
      <style:text-properties style:font-name="Liberation Sans2" fo:font-size="12pt" officeooo:paragraph-rsid="0dadde07" fo:background-color="transparent" style:font-size-asian="12pt" style:font-size-complex="12pt"/>
    </style:style>
    <style:style style:name="P65" style:family="paragraph" style:parent-style-name="Standard">
      <style:text-properties style:font-name="Liberation Sans2" fo:font-size="12pt" officeooo:paragraph-rsid="0c8b5238" style:font-size-asian="12pt" style:font-size-complex="12pt"/>
    </style:style>
    <style:style style:name="P66" style:family="paragraph" style:parent-style-name="Standard">
      <style:text-properties style:font-name="Liberation Sans2" fo:font-size="12pt" officeooo:paragraph-rsid="0c819a59" style:font-size-asian="12pt" style:font-size-complex="12pt"/>
    </style:style>
    <style:style style:name="P67" style:family="paragraph" style:parent-style-name="Standard">
      <style:text-properties style:font-name="Liberation Sans2" fo:font-size="12pt" officeooo:paragraph-rsid="0cc50ec9" style:font-size-asian="12pt" style:font-size-complex="12pt"/>
    </style:style>
    <style:style style:name="P68" style:family="paragraph" style:parent-style-name="Standard">
      <style:text-properties style:font-name="Liberation Sans2" fo:font-size="12pt" officeooo:paragraph-rsid="0c8364eb" style:font-size-asian="12pt" style:font-size-complex="12pt"/>
    </style:style>
    <style:style style:name="P69" style:family="paragraph" style:parent-style-name="Standard">
      <style:text-properties style:font-name="Liberation Sans2" fo:font-size="12pt" officeooo:paragraph-rsid="0d0f14ca" style:font-size-asian="12pt" style:font-size-complex="12pt"/>
    </style:style>
    <style:style style:name="P70" style:family="paragraph" style:parent-style-name="Standard">
      <style:text-properties style:font-name="Liberation Sans2" fo:font-size="12pt" officeooo:paragraph-rsid="0ca56a54" style:font-size-asian="12pt" style:font-size-complex="12pt"/>
    </style:style>
    <style:style style:name="P71" style:family="paragraph" style:parent-style-name="Standard">
      <style:text-properties style:font-name="Liberation Sans2" fo:font-size="12pt" officeooo:paragraph-rsid="0ca6ddb9" style:font-size-asian="12pt" style:font-size-complex="12pt"/>
    </style:style>
    <style:style style:name="P72" style:family="paragraph" style:parent-style-name="Standard">
      <style:text-properties style:font-name="Liberation Sans2" fo:font-size="12pt" officeooo:paragraph-rsid="0cb27039" style:font-size-asian="12pt" style:font-size-complex="12pt"/>
    </style:style>
    <style:style style:name="P73" style:family="paragraph" style:parent-style-name="Standard">
      <style:text-properties style:font-name="Liberation Sans2" fo:font-size="12pt" officeooo:paragraph-rsid="0cc5fe5b" style:font-size-asian="12pt" style:font-size-complex="12pt"/>
    </style:style>
    <style:style style:name="P74" style:family="paragraph" style:parent-style-name="Standard">
      <style:text-properties style:font-name="Liberation Sans2" fo:font-size="12pt" officeooo:paragraph-rsid="0ce3fa52" style:font-size-asian="12pt" style:font-size-complex="12pt"/>
    </style:style>
    <style:style style:name="P75" style:family="paragraph" style:parent-style-name="Standard">
      <style:text-properties style:font-name="Liberation Sans2" fo:font-size="12pt" officeooo:paragraph-rsid="0cb38183" style:font-size-asian="12pt" style:font-size-complex="12pt"/>
    </style:style>
    <style:style style:name="P76" style:family="paragraph" style:parent-style-name="Standard">
      <style:text-properties style:font-name="Liberation Sans2" fo:font-size="12pt" officeooo:rsid="0dde9a1c" officeooo:paragraph-rsid="0ddfbc49" style:font-size-asian="12pt" style:font-size-complex="12pt"/>
    </style:style>
    <style:style style:name="P77" style:family="paragraph" style:parent-style-name="Standard">
      <style:text-properties style:font-name="Liberation Sans2" fo:font-size="12pt" officeooo:paragraph-rsid="0d804757" style:font-size-asian="12pt" style:font-size-complex="12pt"/>
    </style:style>
    <style:style style:name="P78" style:family="paragraph" style:parent-style-name="Standard">
      <style:text-properties style:font-name="Liberation Sans2" fo:font-size="12pt" officeooo:paragraph-rsid="0cc79a2d" style:font-size-asian="12pt" style:font-size-complex="12pt"/>
    </style:style>
    <style:style style:name="P79" style:family="paragraph" style:parent-style-name="Standard">
      <style:text-properties style:font-name="Liberation Sans2" fo:font-size="12pt" officeooo:paragraph-rsid="0a0f8417" style:font-size-asian="12pt" style:font-size-complex="12pt"/>
    </style:style>
    <style:style style:name="P80" style:family="paragraph" style:parent-style-name="Standard">
      <style:text-properties style:font-name="Liberation Sans2" fo:font-size="12pt" officeooo:paragraph-rsid="0df72d8f" style:font-size-asian="12pt" style:font-size-complex="12pt"/>
    </style:style>
    <style:style style:name="P81" style:family="paragraph" style:parent-style-name="Standard">
      <style:text-properties style:font-name="Liberation Sans2" fo:font-size="12pt" officeooo:paragraph-rsid="0e0780d4" style:font-size-asian="12pt" style:font-size-complex="12pt"/>
    </style:style>
    <style:style style:name="P82" style:family="paragraph" style:parent-style-name="Standard">
      <style:text-properties officeooo:paragraph-rsid="0deb3f7d"/>
    </style:style>
    <style:style style:name="P83" style:family="paragraph" style:parent-style-name="Footnote">
      <style:text-properties officeooo:paragraph-rsid="04473353"/>
    </style:style>
    <style:style style:name="P84" style:family="paragraph" style:parent-style-name="Footnote">
      <style:text-properties officeooo:paragraph-rsid="0cf7e116"/>
    </style:style>
    <style:style style:name="P85" style:family="paragraph" style:parent-style-name="Footnote">
      <style:text-properties officeooo:paragraph-rsid="0d2b38cd"/>
    </style:style>
    <style:style style:name="P86" style:family="paragraph" style:parent-style-name="Footnote">
      <style:text-properties officeooo:rsid="043ccc66" officeooo:paragraph-rsid="0dca2508"/>
    </style:style>
    <style:style style:name="P87" style:family="paragraph" style:parent-style-name="Footnote">
      <style:text-properties officeooo:rsid="043ccc66" officeooo:paragraph-rsid="0dd4342a"/>
    </style:style>
    <style:style style:name="P88" style:family="paragraph" style:parent-style-name="Footnote">
      <style:text-properties officeooo:paragraph-rsid="0dd87f5b"/>
    </style:style>
    <style:style style:name="P89" style:family="paragraph" style:parent-style-name="Footnote">
      <style:text-properties style:font-name="Liberation Sans2" fo:font-size="10pt" officeooo:paragraph-rsid="0cfb8404" style:font-size-asian="10pt" style:font-size-complex="10pt"/>
    </style:style>
    <style:style style:name="P90" style:family="paragraph" style:parent-style-name="Footnote">
      <style:text-properties officeooo:paragraph-rsid="0bf8351d"/>
    </style:style>
    <style:style style:name="P9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2" style:family="paragraph" style:parent-style-name="Table_20_Contents">
      <style:text-properties style:font-name="Liberation Sans2" fo:font-size="12pt" style:font-size-asian="12pt" style:font-size-complex="12pt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text-properties fo:color="#000000" style:font-name="Liberation Sans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1pt" style:font-size-asian="11pt" style:font-size-complex="11pt"/>
    </style:style>
    <style:style style:name="T3" style:family="text">
      <style:text-properties style:font-name="Ubuntu2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1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/>
    </style:style>
    <style:style style:name="T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9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" style:family="text">
      <style:text-properties fo:color="#000000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1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6" style:family="text">
      <style:text-properties fo:color="#000000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3" style:family="text">
      <style:text-properties fo:color="#000000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4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9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e9a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bc0f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Liberation Sans2" fo:font-size="12pt" style:text-underline-style="none" style:font-size-asian="12pt" style:font-size-complex="12pt"/>
    </style:style>
    <style:style style:name="T247" style:family="text">
      <style:text-properties fo:color="#000000" style:text-line-through-style="none" style:text-line-through-type="none" style:font-name="Liberation Sans2" fo:font-size="12pt" style:text-underline-style="none" officeooo:rsid="01657261" style:font-size-asian="12pt" style:font-size-complex="12pt"/>
    </style:style>
    <style:style style:name="T248" style:family="text">
      <style:text-properties fo:color="#000000" style:text-line-through-style="none" style:text-line-through-type="none" style:font-name="Liberation Sans2" fo:font-size="12pt" style:text-underline-style="none" officeooo:rsid="0382ccb7" style:font-size-asian="12pt" style:font-size-complex="12pt"/>
    </style:style>
    <style:style style:name="T249" style:family="text">
      <style:text-properties fo:color="#000000" style:text-line-through-style="none" style:text-line-through-type="none" style:text-underline-style="none"/>
    </style:style>
    <style:style style:name="T250" style:family="text">
      <style:text-properties fo:color="#000000" style:text-line-through-style="none" style:text-line-through-type="none" style:text-underline-style="none" officeooo:rsid="0aabd8f8"/>
    </style:style>
    <style:style style:name="T251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6" style:family="text">
      <style:text-properties fo:color="#000000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Liberation Sans2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font-name="Liberation Sans2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font-name="Liberation Sans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font-name="Liberation Sans2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style:font-name="Liberation Sans2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style:font-name="Liberation Sans2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style:font-name="Liberation Sans2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style:font-name="Liberation Sans2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4" style:family="text">
      <style:text-properties fo:color="#000000" style:text-line-through-style="none" style:text-line-through-type="none" style:font-name="Liberation Sans2" fo:language="nl" fo:country="NL" fo:font-style="normal" style:text-underline-style="none" fo:font-weight="normal" officeooo:rsid="0e533527" fo:background-color="transparent" loext:char-shading-value="0" style:font-name-asian="DejaVu Sans Mono" style:language-asian="nl" style:country-asian="NL" style:font-style-asian="normal" style:font-weight-asian="normal" style:font-name-complex="DejaVu Sans Mono" style:language-complex="nl" style:country-complex="NL" style:font-style-complex="normal" style:font-weight-complex="normal"/>
    </style:style>
    <style:style style:name="T275" style:family="text">
      <style:text-properties fo:color="#000000" style:text-line-through-style="none" style:text-line-through-type="none" style:font-name="Liberation Sans2" fo:language="nl" fo:country="NL" fo:font-style="normal" fo:font-weight="normal" officeooo:rsid="0e4d9d66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76" style:family="text">
      <style:text-properties fo:color="#000000" style:text-line-through-style="none" style:text-line-through-type="none" style:font-name="Liberation Sans2" fo:language="nl" fo:country="NL" fo:font-style="normal" fo:font-weight="normal" officeooo:rsid="0d9d3156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77" style:family="text">
      <style:text-properties fo:color="#000000" style:text-line-through-style="none" style:text-line-through-type="none" style:font-name="Liberation Sans2" fo:language="nl" fo:country="NL" fo:font-style="normal" fo:font-weight="normal" officeooo:rsid="059284c3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78" style:family="text">
      <style:text-properties fo:color="#000000" style:text-line-through-style="none" style:text-line-through-type="none" style:font-name="Liberation Sans2" fo:language="nl" fo:country="NL" fo:font-style="normal" fo:font-weight="normal" officeooo:rsid="0e4d9d66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279" style:family="text">
      <style:text-properties fo:color="#000000" style:text-line-through-style="none" style:text-line-through-type="none" style:font-name="Liberation Sans2" fo:language="nl" fo:country="NL" fo:font-style="normal" fo:font-weight="normal" officeooo:rsid="0d9d3156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280" style:family="text">
      <style:text-properties fo:color="#000000" style:text-line-through-style="none" style:text-line-through-type="none" style:font-name="Liberation Sans2" fo:language="nl" fo:country="NL" fo:font-style="normal" fo:font-weight="normal" officeooo:rsid="0e533527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281" style:family="text">
      <style:text-properties fo:color="#000000" style:text-line-through-style="none" style:text-line-through-type="none" style:font-name="Liberation Sans2" fo:language="nl" fo:country="NL" fo:font-style="normal" fo:font-weight="normal" officeooo:rsid="0dd3486e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282" style:family="text">
      <style:text-properties fo:color="#000000" style:text-line-through-style="none" style:text-line-through-type="none" style:font-name="Liberation Sans2" fo:language="nl" fo:country="NL" fo:font-style="italic" fo:font-weight="normal" officeooo:rsid="0e533527" style:font-name-asian="HG Mincho Light J" style:language-asian="nl" style:country-asian="NL" style:font-style-asian="italic" style:font-weight-asian="normal" style:font-name-complex="Arial Unicode MS" style:language-complex="nl" style:country-complex="NL" style:font-style-complex="italic" style:font-weight-complex="normal"/>
    </style:style>
    <style:style style:name="T283" style:family="text">
      <style:text-properties fo:color="#000000" style:font-name="Ubuntu1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style:font-name="Ubuntu1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style:font-name="Ubuntu1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7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8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9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0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1" style:family="text">
      <style:text-properties fo:color="#000000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2" style:family="text">
      <style:text-properties fo:color="#000000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3" style:family="text">
      <style:text-properties fo:color="#000000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9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0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2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style:font-name="Liberation Sans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style:font-name="Liberation Sans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style:font-name="Liberation Sans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style:font-name="Liberation Sans2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style:font-name="Liberation Sans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Liberation Sans2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Liberation Sans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Liberation Sans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Liberation Sans2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Liberation Sans2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Liberation Sans2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Liberation Sans2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6" style:family="text">
      <style:text-properties fo:color="#000000" style:font-name="Liberation Sans2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7" style:family="text">
      <style:text-properties fo:color="#000000" style:font-name="Liberation Sans2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8" style:family="text">
      <style:text-properties fo:color="#000000" style:font-name="Liberation Sans2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9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fo:color="#000000" style:font-name="Liberation Sans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fo:color="#000000" style:font-name="Liberation Sans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style:font-name="Liberation Sans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6" style:family="text">
      <style:text-properties fo:color="#000000" style:font-name="Liberation Sans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7" style:family="text">
      <style:text-properties fo:color="#000000" style:font-name="Liberation Sans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style:font-name="Liberation Sans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29" style:family="text">
      <style:text-properties fo:color="#000000" style:font-name="Liberation Sans2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0" style:family="text">
      <style:text-properties fo:color="#000000" style:font-name="Liberation Sans2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1" style:family="text">
      <style:text-properties fo:color="#000000" style:font-name="Liberation Sans2" fo:font-size="12pt" officeooo:rsid="0bac438a" style:font-size-asian="12pt" style:font-size-complex="12pt"/>
    </style:style>
    <style:style style:name="T332" style:family="text">
      <style:text-properties fo:color="#000000" style:font-name="Liberation Sans2" fo:font-size="12pt" style:text-underline-style="none" officeooo:rsid="0941f476" style:font-size-asian="12pt" style:font-size-complex="12pt"/>
    </style:style>
    <style:style style:name="T333" style:family="text">
      <style:text-properties fo:color="#000000" style:font-name="Liberation Sans2" fo:font-size="12pt" style:text-underline-style="none" officeooo:rsid="067ff87e" style:font-size-asian="12pt" style:font-size-complex="12pt"/>
    </style:style>
    <style:style style:name="T334" style:family="text">
      <style:text-properties fo:color="#000000" style:font-name="Liberation Sans2" fo:font-size="12pt" style:text-underline-style="none" officeooo:rsid="06807e83" style:font-size-asian="12pt" style:font-size-complex="12pt"/>
    </style:style>
    <style:style style:name="T335" style:family="text">
      <style:text-properties fo:color="#000000" style:font-name="Liberation Sans2" fo:font-size="12pt" style:text-underline-style="none" officeooo:rsid="0588721b" style:font-size-asian="12pt" style:font-size-complex="12pt"/>
    </style:style>
    <style:style style:name="T336" style:family="text">
      <style:text-properties fo:color="#000000" style:font-name="Liberation Sans2" fo:font-size="12pt" style:text-underline-style="none" officeooo:rsid="050aa1f1" style:font-size-asian="12pt" style:font-size-complex="12pt"/>
    </style:style>
    <style:style style:name="T337" style:family="text">
      <style:text-properties fo:color="#000000" style:font-name="Liberation Sans2" fo:font-size="12pt" style:text-underline-style="none" officeooo:rsid="057e0008" style:font-size-asian="12pt" style:font-size-complex="12pt"/>
    </style:style>
    <style:style style:name="T338" style:family="text">
      <style:text-properties fo:color="#000000" officeooo:rsid="004804ae"/>
    </style:style>
    <style:style style:name="T339" style:family="text">
      <style:text-properties fo:color="#000000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style:text-line-through-style="none" style:text-line-through-type="none" style:font-name="Liberation Sans2" fo:font-size="12pt" style:text-underline-style="none" fo:font-weight="normal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Liberation Sans2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Liberation Sans2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Liberation Sans2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Liberation Sans2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Liberation Sans2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Liberation Sans2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Liberation Sans2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49" style:family="text">
      <style:text-properties style:text-line-through-style="none" style:text-line-through-type="none" style:font-name="Liberation Sans2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Liberation Sans2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51" style:family="text">
      <style:text-properties style:text-line-through-style="none" style:text-line-through-type="none" style:font-name="Liberation Sans2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52" style:family="text">
      <style:text-properties style:text-line-through-style="none" style:text-line-through-type="none" style:font-name="Liberation Sans2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53" style:family="text">
      <style:text-properties style:text-line-through-style="none" style:text-line-through-type="none" style:font-name="Liberation Sans2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54" style:family="text">
      <style:text-properties style:text-line-through-style="none" style:text-line-through-type="none" style:font-name="Liberation Sans2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55" style:family="text">
      <style:text-properties style:text-line-through-style="none" style:text-line-through-type="none" style:font-name="Liberation Sans2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Liberation Sans2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Liberation Sans2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Liberation Sans2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Liberation Sans2" fo:font-size="12pt" style:text-underline-style="none" style:font-size-asian="12pt" style:font-size-complex="12pt"/>
    </style:style>
    <style:style style:name="T360" style:family="text">
      <style:text-properties style:text-line-through-style="none" style:text-line-through-type="none" style:font-name="Liberation Sans2" fo:font-size="12pt" style:text-underline-style="none" officeooo:rsid="0055eeeb" style:font-size-asian="12pt" style:font-size-complex="12pt"/>
    </style:style>
    <style:style style:name="T361" style:family="text">
      <style:text-properties style:text-line-through-style="none" style:text-line-through-type="none" style:font-name="Liberation Sans2" fo:font-size="12pt" style:text-underline-style="none" officeooo:rsid="0015c265" style:font-size-asian="12pt" style:font-size-complex="12pt"/>
    </style:style>
    <style:style style:name="T362" style:family="text">
      <style:text-properties style:text-line-through-style="none" style:text-line-through-type="none" style:font-name="Liberation Sans2" fo:font-size="12pt" style:text-underline-style="none" officeooo:rsid="05789dad" style:font-size-asian="12pt" style:font-size-complex="12pt"/>
    </style:style>
    <style:style style:name="T363" style:family="text">
      <style:text-properties style:text-line-through-style="none" style:text-line-through-type="none" style:font-name="Liberation Sans2" fo:font-size="12pt" style:text-underline-style="none" officeooo:rsid="06a75228" style:font-size-asian="12pt" style:font-size-complex="12pt"/>
    </style:style>
    <style:style style:name="T364" style:family="text">
      <style:text-properties style:text-line-through-style="none" style:text-line-through-type="none" style:font-name="Liberation Sans2" fo:font-size="12pt" style:text-underline-style="none" officeooo:rsid="057a5164" style:font-size-asian="12pt" style:font-size-complex="12pt"/>
    </style:style>
    <style:style style:name="T365" style:family="text">
      <style:text-properties style:text-line-through-style="none" style:text-line-through-type="none" style:font-name="Liberation Sans2" fo:font-size="12pt" style:text-underline-style="none" officeooo:rsid="0353fa6c" style:font-size-asian="12pt" style:font-size-complex="12pt"/>
    </style:style>
    <style:style style:name="T366" style:family="text">
      <style:text-properties style:text-line-through-style="none" style:text-line-through-type="none" style:font-name="Liberation Sans2" fo:font-size="12pt" style:text-underline-style="none" officeooo:rsid="0895525b" style:font-size-asian="12pt" style:font-size-complex="12pt"/>
    </style:style>
    <style:style style:name="T367" style:family="text">
      <style:text-properties style:text-line-through-style="none" style:text-line-through-type="none" style:font-name="Liberation Sans2" fo:font-size="12pt" style:text-underline-style="none" officeooo:rsid="00bddfbe" style:font-size-asian="12pt" style:font-size-complex="12pt"/>
    </style:style>
    <style:style style:name="T368" style:family="text">
      <style:text-properties style:text-line-through-style="none" style:text-line-through-type="none" style:font-name="Liberation Sans2" fo:font-size="12pt" style:text-underline-style="none" officeooo:rsid="0371cd02" style:font-size-asian="12pt" style:font-size-complex="12pt"/>
    </style:style>
    <style:style style:name="T369" style:family="text">
      <style:text-properties style:text-line-through-style="none" style:text-line-through-type="none" style:font-name="Liberation Sans2" fo:font-size="12pt" style:text-underline-style="none" officeooo:rsid="068e99ef" style:font-size-asian="12pt" style:font-size-complex="12pt"/>
    </style:style>
    <style:style style:name="T370" style:family="text">
      <style:text-properties style:text-line-through-style="none" style:text-line-through-type="none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371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372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style:font-name="Liberation Sans2" officeooo:rsid="047da547"/>
    </style:style>
    <style:style style:name="T376" style:family="text">
      <style:text-properties style:use-window-font-color="true"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use-window-font-color="true" style:font-name="Liberation Sans2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8" style:family="text">
      <style:text-properties style:use-window-font-color="true" style:font-name="Liberation Sans2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9" style:family="text">
      <style:text-properties style:use-window-font-color="true" style:font-name="Liberation Sans2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80" style:family="text">
      <style:text-properties style:use-window-font-color="true" style:font-name="Liberation Sans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style:use-window-font-color="true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style:font-name="Liberation Sans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style:font-name="Liberation Sans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style:font-name="Liberation Sans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style:font-name="Liberation Sans2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style:font-name="Liberation Sans2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1" style:family="text">
      <style:text-properties style:use-window-font-color="true" style:font-name="Liberation Sans2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2" style:family="text">
      <style:text-properties style:use-window-font-color="true" style:font-name="Liberation Sans2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3" style:family="text">
      <style:text-properties style:use-window-font-color="true" style:font-name="Liberation Sans2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4" style:family="text">
      <style:text-properties style:use-window-font-color="true" style:font-name="Liberation Sans2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5" style:family="text">
      <style:text-properties style:use-window-font-color="true" style:font-name="Liberation Sans2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6" style:family="text">
      <style:text-properties style:use-window-font-color="true" style:font-name="Liberation Sans2" fo:font-size="12pt" style:font-size-asian="12pt" style:font-size-complex="12pt"/>
    </style:style>
    <style:style style:name="T397" style:family="text">
      <style:text-properties style:use-window-font-color="true" style:font-name="Liberation Sans2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8" style:family="text">
      <style:text-properties officeooo:rsid="04473353"/>
    </style:style>
    <style:style style:name="T399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0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1" style:family="text">
      <style:text-properties officeooo:rsid="0a6f0a69"/>
    </style:style>
    <style:style style:name="T402" style:family="text">
      <style:text-properties officeooo:rsid="0aace3cd"/>
    </style:style>
    <style:style style:name="T403" style:family="text">
      <style:text-properties officeooo:rsid="0b952edb"/>
    </style:style>
    <style:style style:name="T404" style:family="text">
      <style:text-properties fo:font-size="8pt" style:font-size-asian="8pt" style:font-size-complex="8pt" loext:padding="0.049cm" loext:border="0.31pt solid #000000"/>
    </style:style>
    <style:style style:name="T405" style:family="text">
      <style:text-properties officeooo:rsid="0394a435"/>
    </style:style>
    <style:style style:name="T406" style:family="text">
      <style:text-properties officeooo:rsid="0be4091b"/>
    </style:style>
    <style:style style:name="T407" style:family="text">
      <style:text-properties officeooo:rsid="0bf888a9"/>
    </style:style>
    <style:style style:name="T408" style:family="text">
      <style:text-properties officeooo:rsid="0cf7e116"/>
    </style:style>
    <style:style style:name="T409" style:family="text">
      <style:text-properties officeooo:rsid="0d52ea33"/>
    </style:style>
    <style:style style:name="T410" style:family="text">
      <style:text-properties officeooo:rsid="0dd5c0d9"/>
    </style:style>
    <style:style style:name="T411" style:family="text">
      <style:text-properties officeooo:rsid="0dd5fde1"/>
    </style:style>
    <style:style style:name="T412" style:family="text">
      <style:text-properties officeooo:rsid="0dd7714a"/>
    </style:style>
    <style:style style:name="T413" style:family="text">
      <style:text-properties officeooo:rsid="0e87ed43"/>
    </style:style>
    <style:style style:name="T414" style:family="text">
      <style:text-properties officeooo:rsid="0de11971"/>
    </style:style>
    <style:style style:name="T415" style:family="text">
      <style:text-properties style:font-name="Liberation Sans2"/>
    </style:style>
    <style:style style:name="T416" style:family="text">
      <style:text-properties style:font-name="Liberation Sans2" fo:font-size="12pt"/>
    </style:style>
    <style:style style:name="T417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8" style:family="text">
      <style:text-properties style:font-name="Liberation Sans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19" style:family="text">
      <style:text-properties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0" style:family="text">
      <style:text-properties style:font-name="Liberation Sans2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font-name="Liberation Sans2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font-name="Liberation Sans2" fo:font-size="12pt"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423" style:family="text">
      <style:text-properties style:font-name="Liberation Sans2" fo:font-size="12pt"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424" style:family="text">
      <style:text-properties style:font-name="Liberation Sans2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5" style:family="text">
      <style:text-properties style:font-name="Liberation Sans2" fo:font-size="12pt" fo:font-style="normal" officeooo:rsid="00bddfbe" style:font-size-asian="12pt" style:font-size-complex="12pt"/>
    </style:style>
    <style:style style:name="T426" style:family="text">
      <style:text-properties style:font-name="Liberation Sans2" fo:font-size="12pt" officeooo:rsid="047da547" style:font-size-asian="12pt"/>
    </style:style>
    <style:style style:name="T427" style:family="text">
      <style:text-properties style:font-name="Liberation Sans2" fo:font-size="12pt" style:font-size-asian="12pt" style:font-size-complex="12pt"/>
    </style:style>
    <style:style style:name="T428" style:family="text">
      <style:text-properties style:font-name="Liberation Sans2" fo:font-size="12pt" officeooo:rsid="01657261" style:font-size-asian="12pt" style:font-size-complex="12pt"/>
    </style:style>
    <style:style style:name="T429" style:family="text">
      <style:text-properties style:font-name="Liberation Sans2" fo:font-size="12pt" officeooo:rsid="00bddfbe" style:font-size-asian="12pt" style:font-size-complex="12pt"/>
    </style:style>
    <style:style style:name="T430" style:family="text">
      <style:text-properties style:font-name="Liberation Sans2" fo:font-size="12pt" officeooo:rsid="050aa1f1" style:font-size-asian="12pt" style:font-size-complex="12pt"/>
    </style:style>
    <style:style style:name="T431" style:family="text">
      <style:text-properties style:font-name="Liberation Sans2" fo:font-size="12pt" officeooo:rsid="05903285" style:font-size-asian="12pt" style:font-size-complex="12pt"/>
    </style:style>
    <style:style style:name="T432" style:family="text">
      <style:text-properties style:font-name="Liberation Sans2" fo:font-size="12pt" officeooo:rsid="0594b105" style:font-size-asian="12pt" style:font-size-complex="12pt"/>
    </style:style>
    <style:style style:name="T433" style:family="text">
      <style:text-properties style:font-name="Liberation Sans2" fo:font-size="12pt" officeooo:rsid="0d1ec96e" style:font-size-asian="12pt" style:font-size-complex="12pt"/>
    </style:style>
    <style:style style:name="T434" style:family="text">
      <style:text-properties style:font-name="Liberation Sans2" officeooo:rsid="047fb57c"/>
    </style:style>
    <style:style style:name="T435" style:family="text">
      <style:text-properties style:font-name="Liberation Sans2" officeooo:rsid="047da547"/>
    </style:style>
    <style:style style:name="T436" style:family="text">
      <style:text-properties officeooo:rsid="0deca47e"/>
    </style:style>
    <style:style style:name="T437" style:family="text">
      <style:text-properties officeooo:rsid="0ded5b39"/>
    </style:style>
    <style:style style:name="T438" style:family="text">
      <style:text-properties officeooo:rsid="0deeafed"/>
    </style:style>
    <style:style style:name="T439" style:family="text">
      <style:text-properties officeooo:rsid="0dfbebc7"/>
    </style:style>
    <style:style style:name="T440" style:family="text">
      <style:text-properties officeooo:rsid="01657261" style:font-size-complex="12pt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text:span text:style-name="Strong_20_Emphasis"><text:span text:style-name="T303">C</text:span></text:span><text:span text:style-name="Strong_20_Emphasis"><text:span text:style-name="T302">hecklist voor </text:span></text:span><text:span text:style-name="Strong_20_Emphasis"><text:span text:style-name="T304">de installatie</text:span></text:span><text:span text:style-name="Strong_20_Emphasis"><text:span text:style-name="T302"> van </text:span></text:span><text:reference-mark-start text:name="Distributie"/><text:span text:style-name="Strong_20_Emphasis"><text:span text:style-name="T305">Ubuntu</text:span></text:span><text:reference-mark-end text:name="Distributie"/><text:span text:style-name="Strong_20_Emphasis"><text:span text:style-name="T305"> </text:span></text:span><text:reference-mark-start text:name="Versie"/><text:span text:style-name="Strong_20_Emphasis"><text:span text:style-name="T306">2</text:span></text:span><text:span text:style-name="Strong_20_Emphasis"><text:span text:style-name="T312">2</text:span></text:span><text:span text:style-name="Strong_20_Emphasis"><text:span text:style-name="T307">.04</text:span></text:span><text:reference-mark-end text:name="Versie"/><text:span text:style-name="Strong_20_Emphasis"><text:span text:style-name="T313"> </text:span></text:span><text:span text:style-name="Strong_20_Emphasis"><text:span text:style-name="T314">LTS</text:span></text:span><text:span text:style-name="Strong_20_Emphasis"><text:span text:style-name="T308"><text:note text:id="ftn1" text:note-class="footnote"><text:note-citation>1</text:note-citation><text:note-body><text:p text:style-name="P90"><text:span text:style-name="T405">Deze versie </text:span><text:span text:style-name="T406">2</text:span><text:span text:style-name="T439">2</text:span><text:span text:style-name="T406">.04 </text:span><text:span text:style-name="T405">heeft codenaam Jammy Jellyfish (</text:span><text:span text:style-name="T340">jammy</text:span><text:span text:style-name="T405">) en is een zogenaamde LTS-versie (</text:span><text:span text:style-name="T414">LTS=</text:span><text:span text:style-name="T405">Long-Term Support, langetermijnondersteuning). <text:s/>Een LTS-versie verschijnt iedere twee jaar </text:span><text:span text:style-name="T409">in </text:span><text:span text:style-name="T405">april (deze in april 202</text:span><text:span text:style-name="T439">2</text:span><text:span text:style-name="T405">) en wordt vanaf vrijgave </text:span><text:span text:style-name="T285">vijf</text:span><text:span text:style-name="T405"> jaar ondersteund</text:span><text:span text:style-name="T401"> </text:span><text:span text:style-name="T405">(</text:span><text:span text:style-name="T407">updates </text:span><text:span text:style-name="T405">tot april 202</text:span><text:span text:style-name="T439">7</text:span><text:span text:style-name="T401">)</text:span><text:span text:style-name="T405">.</text:span></text:p></text:note-body></text:note></text:span></text:span><text:span text:style-name="Strong_20_Emphasis"><text:span text:style-name="T309"> </text:span></text:span><text:reference-mark-start text:name="Editie"/><text:span text:style-name="Strong_20_Emphasis"><text:span text:style-name="T310">desktop</text:span></text:span><text:reference-mark-end text:name="Editie"/><text:span text:style-name="Strong_20_Emphasis"><text:span text:style-name="T311">.</text:span></text:span></text:p>
      <text:p text:style-name="P8"/>
      <text:p text:style-name="P43"><text:span text:style-name="T61">Kijk op</text:span><text:span text:style-name="T302"> </text:span><text:a xlink:type="simple" xlink:href="https://karelzimmer.nl/" text:style-name="Internet_20_link" text:visited-style-name="Visited_20_Internet_20_Link"><text:span text:style-name="Internet_20_link"><text:span text:style-name="T417">karelzimmer.nl</text:span></text:span></text:a><text:span text:style-name="T302"> </text:span><text:span text:style-name="T372">voor</text:span><text:span text:style-name="T373"> </text:span><text:span text:style-name="T374">deze en andere </text:span><text:span text:style-name="T62">checklists, scripts, </text:span><text:span text:style-name="T63">en informatie</text:span><text:span text:style-name="T62">.</text:span></text:p>
      <text:p text:style-name="P58"/>
      <text:p text:style-name="P63"><text:span text:style-name="T49">D</text:span><text:span text:style-name="T48">it is een invulbare PD</text:span><text:span text:style-name="T50">F</text:span><text:span text:style-name="T48"> met tekst- en keuzevakken; </text:span><text:span text:style-name="T51">a</text:span><text:span text:style-name="T48">fdrukken is niet noodzakelijk.</text:span></text:p>
      <text:p text:style-name="P9"/>
      <text:p text:style-name="P7"><text:span text:style-name="T415">V</text:span><text:span text:style-name="T434">ul de waarden in het tekstvak achter de </text:span><text:span text:style-name="Definition"><text:span text:style-name="T426">schuingedrukte</text:span></text:span><text:span text:style-name="T415"> </text:span><text:span text:style-name="T435">woorden </text:span><text:span text:style-name="T375">(zie toelichting)</text:span><text:span text:style-name="T435">:</text:span></text:p>
      <text:p text:style-name="P4"><text:span text:style-name="Definition"><text:span text:style-name="T391">g</text:span></text:span><text:span text:style-name="Definition"><text:span text:style-name="T390">ebru</text:span></text:span><text:span text:style-name="Definition"><text:span text:style-name="T390">iker</text:span></text:span><text:span text:style-name="Definition"><text:span text:style-name="T380"><text:tab/><text:tab/></text:span></text:span><text:span text:style-name="Definition"><text:span text:style-name="T396"> <text:tab/><text:tab/></text:span></text:span><text:span text:style-name="T381"><draw:control text:anchor-type="as-char" svg:y="-0.429cm" draw:z-index="14" draw:name="Gebruiker" draw:style-name="gr2" draw:text-style-name="P99" svg:width="6.061cm" svg:height="0.6cm" draw:control="control15"><svg:title>Gebruiker</svg:title><svg:desc>Volledige naam, bijv. Jan Stek</svg:desc></draw:control></text:span><text:span text:style-name="T381"><text:tab/></text:span><text:span text:style-name="T382">(</text:span><text:span text:style-name="T377">volledige naam, bijv. </text:span><text:span text:style-name="T379">J</text:span><text:span text:style-name="T395">a</text:span><text:span text:style-name="T379">n </text:span><text:span text:style-name="T395">Jansen</text:span><text:span text:style-name="T378">)</text:span></text:p>
      <text:p text:style-name="Standard"><text:span text:style-name="Definition"><text:span text:style-name="T391">g</text:span></text:span><text:span text:style-name="Definition"><text:span text:style-name="T390">ebruikersnaam</text:span></text:span><text:span text:style-name="Definition"><text:span text:style-name="T376"><text:tab/></text:span></text:span><text:span text:style-name="Definition"><text:span text:style-name="T376"><draw:control text:anchor-type="as-char" svg:y="-0.429cm" draw:z-index="15" draw:name="Gberuikersnaam" draw:style-name="gr2" draw:text-style-name="P99" svg:width="6.061cm" svg:height="0.6cm" draw:control="control16"><svg:title>Gebruikersnaam</svg:title><svg:desc>Korte naam, bijv. jan</svg:desc></draw:control></text:span></text:span><text:span text:style-name="Definition"><text:span text:style-name="T376"><text:tab/></text:span></text:span><text:span text:style-name="T418">(korte naam, bijv. </text:span><text:span text:style-name="T317">j</text:span><text:span text:style-name="T318">an</text:span><text:span text:style-name="T418">)</text:span></text:p>
      <text:p text:style-name="P2"><text:span text:style-name="Definition"><text:span text:style-name="T393">c</text:span></text:span><text:span text:style-name="Definition"><text:span text:style-name="T392">omputernaam</text:span></text:span><text:span text:style-name="Definition"><text:span text:style-name="T383"><text:tab/><text:tab/></text:span></text:span><text:span text:style-name="Definition"><text:span text:style-name="T381"><draw:control text:anchor-type="as-char" svg:y="-0.429cm" draw:z-index="16" draw:name="Computernaam" draw:style-name="gr2" draw:text-style-name="P99" svg:width="6.061cm" svg:height="0.6cm" draw:control="control17"><svg:title>Computernaam</svg:title><svg:desc>Unieke naam van de computer</svg:desc></draw:control></text:span></text:span><text:span text:style-name="Definition"><text:span text:style-name="T381"><text:tab/></text:span></text:span><text:span text:style-name="Definition"><text:span text:style-name="T384">(</text:span></text:span><text:span text:style-name="Definition"><text:span text:style-name="T385">naam van de compute</text:span></text:span><text:span text:style-name="Definition"><text:span text:style-name="T386">r, </text:span></text:span><text:span text:style-name="Definition"><text:span text:style-name="T387">bijv. pc01</text:span></text:span><text:span text:style-name="Definition"><text:span text:style-name="T384">)</text:span></text:span></text:p>
      <text:p text:style-name="P2"><text:span text:style-name="Definition"><text:span text:style-name="T391">o</text:span></text:span><text:span text:style-name="Definition"><text:span text:style-name="T390">pstartmenu</text:span></text:span><text:span text:style-name="Definition"><text:span text:style-name="T381"><text:tab/><text:tab/><text:tab/></text:span></text:span><text:span text:style-name="Definition"><text:span text:style-name="T381"><draw:control text:anchor-type="as-char" svg:y="-0.429cm" draw:z-index="17" draw:name="Opstartmenu" draw:style-name="gr2" draw:text-style-name="P99" svg:width="6.061cm" svg:height="0.6cm" draw:control="control18"><svg:title>Opstartmenu</svg:title><svg:desc>Toets voor het opstartmenu ("bootmenu")</svg:desc></draw:control></text:span></text:span><text:span text:style-name="Definition"><text:span text:style-name="T381"><text:tab/></text:span></text:span><text:span text:style-name="Definition"><text:span text:style-name="T384">(</text:span></text:span><text:span text:style-name="Definition"><text:span text:style-name="T385">to</text:span></text:span><text:span text:style-name="Definition"><text:span text:style-name="T388">ets voor het opstartmedium</text:span></text:span><text:span text:style-name="Definition"><text:span text:style-name="T389">)</text:span></text:span></text:p>
      <text:p text:style-name="P2"><text:span text:style-name="Definition"><text:span text:style-name="T393">i</text:span></text:span><text:span text:style-name="Definition"><text:span text:style-name="T394">nstellingen</text:span></text:span><text:span text:style-name="T384"><text:tab/><text:tab/> <text:tab/></text:span><text:span text:style-name="T384"><draw:control text:anchor-type="as-char" svg:y="-0.429cm" draw:z-index="13" draw:name="Instellingen" draw:style-name="gr2" draw:text-style-name="P99" svg:width="6.061cm" svg:height="0.6cm" draw:control="control14"><svg:title>Instellingen</svg:title><svg:desc>Toets voor het BIOS/UEFI-scherm ("setup")</svg:desc></draw:control></text:span><text:span text:style-name="T384"><text:tab/>(</text:span><text:span text:style-name="T385">toets voor het BIOS/UEFI-scherm</text:span><text:span text:style-name="T384">)</text:span></text:p>
      <text:p text:style-name="P3"><text:span text:style-name="T319">Vervang </text:span><text:span text:style-name="Definition"><text:span text:style-name="T420">schuingedrukte</text:span></text:span><text:span text:style-name="T319"> </text:span><text:span text:style-name="T320">woorden </text:span><text:span text:style-name="T319">in deze checklist door </text:span><text:span text:style-name="T320">boven</text:span><text:span text:style-name="T319">staande waarden.</text:span></text:p>
      <text:p text:style-name="P10"/>
      <text:p text:style-name="P1"><text:span text:style-name="Strong_20_Emphasis"><text:span text:style-name="T327"/></text:span></text:p>
      <text:p text:style-name="P48"><text:span text:style-name="T321">Nog niet op Linux?<text:tab/></text:span><text:span text:style-name="T325"><text:tab/></text:span><text:span text:style-name="T326">G</text:span><text:span text:style-name="T322">ebruik </text:span><text:span text:style-name="Strong_20_Emphasis"><text:span text:style-name="T329">Checklist migratie</text:span></text:span><text:span text:style-name="T322"> op </text:span><text:a xlink:type="simple" xlink:href="https://karelzimer.nl/" text:style-name="Internet_20_link" text:visited-style-name="Visited_20_Internet_20_Link"><text:span text:style-name="Internet_20_link"><text:span text:style-name="T419">karelzimmer.nl</text:span></text:span></text:a><text:span text:style-name="T323"> onder </text:span><text:span text:style-name="T328">Linux</text:span><text:span text:style-name="T324">.</text:span></text:p>
      <text:p text:style-name="P64"><text:span text:style-name="T286">Nieuwe installatie?<text:tab/></text:span><text:span text:style-name="T288"></text:span><text:span text:style-name="T290"><text:tab/></text:span><text:span text:style-name="T289">B</text:span><text:span text:style-name="T286">egin bij hoofdstuk </text:span><text:span text:style-name="T291"><text:bookmark-ref text:reference-format="page" text:ref-name="__RefNumPara__4009_1271708128">2</text:bookmark-ref></text:span><text:span text:style-name="T286"><text:s text:c="2"/></text:span><text:span text:style-name="T292"><text:bookmark-ref text:reference-format="text" text:ref-name="__RefNumPara__4009_1271708128">Installatie uitvoeren</text:bookmark-ref></text:span><text:span text:style-name="T287">.</text:span></text:p>
      <text:p text:style-name="P19"/>
      <text:list xml:id="list3851849300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5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770157520816">
          <table:table-cell table:style-name="_31_._5f_Installatie_5f_voorbereiden.A1" office:value-type="string">
            <text:p text:style-name="P37"><text:span text:style-name="Strong_20_Emphasis"><text:span text:style-name="T106"><text:s/></text:span></text:span><text:span text:style-name="Strong_20_Emphasis"><text:span text:style-name="T158"><draw:control text:anchor-type="as-char" draw:z-index="21" draw:name="Vorm3_0" draw:style-name="gr1" draw:text-style-name="P98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106">Aanmelden als </text:span></text:span><text:span text:style-name="Definition"><text:span text:style-name="T422">gebruike</text:span></text:span><text:span text:style-name="Definition"><text:span text:style-name="T423">r</text:span></text:span><text:span text:style-name="Strong_20_Emphasis"><text:span text:style-name="T107"><text:note text:id="ftn2" text:note-class="footnote"><text:note-citation>2</text:note-citation><text:note-body><text:p text:style-name="P86"><text:span text:style-name="User_20_Entry"><text:span text:style-name="T265">E</text:span></text:span><text:span text:style-name="User_20_Entry"><text:span text:style-name="T266">v</text:span></text:span><text:span text:style-name="User_20_Entry"><text:span text:style-name="T267">en</text:span></text:span><text:span text:style-name="User_20_Entry"><text:span text:style-name="T269">t</text:span></text:span><text:span text:style-name="User_20_Entry"><text:span text:style-name="T270">uele </text:span></text:span><text:span text:style-name="User_20_Entry"><text:span text:style-name="T271">extra </text:span></text:span><text:span text:style-name="User_20_Entry"><text:span text:style-name="T273">gebruiker</text:span></text:span><text:span text:style-name="User_20_Entry"><text:span text:style-name="T271">s aanmelden </text:span></text:span><text:span text:style-name="User_20_Entry"><text:span text:style-name="T272">en dezelfde stappen uitvoeren</text:span></text:span><text:span text:style-name="User_20_Entry"><text:span text:style-name="T268">.</text:span></text:span></text:p></text:note-body></text:note></text:span></text:span><text:span text:style-name="Strong_20_Emphasis"><text:span text:style-name="T107">.</text:span></text:span></text:p>
          </table:table-cell>
        </table:table-row>
        <table:table-row table:style-name="TableLine94770157618848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4770157619104">
          <table:table-cell table:style-name="_31_._5f_Installatie_5f_voorbereiden.A1" office:value-type="string">
            <text:p text:style-name="P31"><text:span text:style-name="Strong_20_Emphasis"><text:span text:style-name="T109"><text:s/></text:span></text:span><text:span text:style-name="Strong_20_Emphasis"><text:span text:style-name="T160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109">Installeer </text:span></text:span><text:span text:style-name="Strong_20_Emphasis"><text:span text:style-name="T110">pakket kz</text:span></text:span><text:span text:style-name="Strong_20_Emphasis"><text:span text:style-name="T109"> </text:span></text:span><text:span text:style-name="Strong_20_Emphasis"><text:span text:style-name="T111">via </text:span></text:span><text:span text:style-name="Strong_20_Emphasis"><text:span text:style-name="T113">het </text:span></text:span><text:span text:style-name="Strong_20_Emphasis"><text:span text:style-name="T114">s</text:span></text:span><text:span text:style-name="Strong_20_Emphasis"><text:span text:style-name="T111">tart</text:span></text:span><text:span text:style-name="Strong_20_Emphasis"><text:span text:style-name="T113">en van</text:span></text:span><text:span text:style-name="Strong_20_Emphasis"><text:span text:style-name="T115"> </text:span></text:span><text:span text:style-name="Strong_20_Emphasis"><text:span text:style-name="T195">Terminalvenster</text:span></text:span><text:span text:style-name="Strong_20_Emphasis"><text:span text:style-name="T111"> met toetscombinatie <text:line-break/></text:span></text:span><text:span text:style-name="Strong_20_Emphasis"><text:span text:style-name="T112">Ctrl</text:span></text:span><text:span text:style-name="Strong_20_Emphasis"><text:span text:style-name="T111"> </text:span></text:span><text:span text:style-name="Strong_20_Emphasis"><text:span text:style-name="T112">Alt</text:span></text:span><text:span text:style-name="Strong_20_Emphasis"><text:span text:style-name="T111"> </text:span></text:span><text:span text:style-name="Strong_20_Emphasis"><text:span text:style-name="T112">T</text:span></text:span><text:span text:style-name="Strong_20_Emphasis"><text:span text:style-name="T113">.</text:span></text:span></text:p>
          </table:table-cell>
        </table:table-row>
        <table:table-row table:style-name="TableLine94770157619360">
          <table:table-cell table:style-name="_31_._5f_Installatie_5f_voorbereiden.A1" office:value-type="string">
            <text:p text:style-name="P49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36"><text:span text:style-name="T427">Typ</text:span><text:span text:style-name="Strong_20_Emphasis"><text:span text:style-name="T116">, of </text:span></text:span><text:span text:style-name="Strong_20_Emphasis"><text:span text:style-name="T113">kopieer en plak, de</text:span></text:span><text:span text:style-name="Strong_20_Emphasis"><text:span text:style-name="T117">z</text:span></text:span><text:span text:style-name="Strong_20_Emphasis"><text:span text:style-name="T113">e </text:span></text:span><text:span text:style-name="Strong_20_Emphasis"><text:span text:style-name="T118">twee </text:span></text:span><text:span text:style-name="Strong_20_Emphasis"><text:span text:style-name="T113">opdrachten, ieder gevolgd door de </text:span></text:span><text:span text:style-name="Strong_20_Emphasis"><text:span text:style-name="T112">Enter</text:span></text:span><text:span text:style-name="Strong_20_Emphasis"><text:span text:style-name="T111">-toets:<text:line-break/></text:span></text:span><text:span text:style-name="User_20_Entry"><text:span text:style-name="T251">wget karelzimmer.nl/</text:span></text:span><text:span text:style-name="User_20_Entry"><text:span text:style-name="T252">kz</text:span></text:span><text:span text:style-name="User_20_Entry"><text:span text:style-name="T244"><text:line-break/></text:span></text:span><text:span text:style-name="User_20_Entry"><text:span text:style-name="T251">bash </text:span></text:span><text:span text:style-name="User_20_Entry"><text:span text:style-name="T252">kz</text:span></text:span></text:p>
          </table:table-cell>
        </table:table-row>
        <table:table-row table:style-name="TableLine94770157619952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56"><text:span text:style-name="T427">V</text:span><text:span text:style-name="Strong_20_Emphasis"><text:span text:style-name="T119">olg </text:span></text:span><text:span text:style-name="Strong_20_Emphasis"><text:span text:style-name="T120">de aanwijzingen op het scherm.</text:span></text:span></text:p>
          </table:table-cell>
        </table:table-row>
        <table:table-row table:style-name="TableLine94770157620544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770157621136">
          <table:table-cell table:style-name="_31_._5f_Installatie_5f_voorbereiden.A1" office:value-type="string">
            <text:p text:style-name="P31"><text:span text:style-name="Strong_20_Emphasis"><text:span text:style-name="T109"><text:s/></text:span></text:span><text:span text:style-name="Strong_20_Emphasis"><text:span text:style-name="Strong_20_Emphasis"><text:span text:style-name="T160"><draw:control text:anchor-type="as-char" draw:z-index="1" draw:name="Vorm6" draw:style-name="gr1" draw:text-style-name="P9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121">Bereid de installatie voor </text:span></text:span><text:span text:style-name="Strong_20_Emphasis"><text:span text:style-name="T111">via </text:span></text:span><text:span text:style-name="Strong_20_Emphasis"><text:span text:style-name="T121">een </text:span></text:span><text:span text:style-name="Strong_20_Emphasis"><text:span text:style-name="T122">druk </text:span></text:span><text:span text:style-name="Strong_20_Emphasis"><text:span text:style-name="T123">op de </text:span></text:span><text:span text:style-name="Strong_20_Emphasis"><text:span text:style-name="T124">Super</text:span></text:span><text:span text:style-name="Strong_20_Emphasis"><text:span text:style-name="T123">-toets</text:span></text:span><text:span text:style-name="Strong_20_Emphasis"><text:span text:style-name="T59"><text:note text:id="ftn3" text:note-class="footnote"><text:note-citation>3</text:note-citation><text:note-body><text:p text:style-name="P84"><text:span text:style-name="T283">D</text:span>e <text:span text:style-name="T404">Super</text:span>-toets <text:span text:style-name="T283">is </text:span>de Windows<text:span text:style-name="T408">-</text:span><text:span text:style-name="T403">toets</text:span>, <text:span text:style-name="T408">C</text:span>ommand-<text:span text:style-name="T403">toets</text:span>, of <text:span text:style-name="T408">V</text:span>ergrootglas-toets.</text:p></text:note-body></text:note></text:span></text:span><text:span text:style-name="Strong_20_Emphasis"><text:span text:style-name="T121">, </text:span></text:span><text:span text:style-name="Strong_20_Emphasis"><text:span text:style-name="T125">t</text:span></text:span><text:span text:style-name="Strong_20_Emphasis"><text:span text:style-name="T126">yp </text:span></text:span><text:span text:style-name="Strong_20_Emphasis"><text:span text:style-name="T196">men</text:span></text:span><text:span text:style-name="Strong_20_Emphasis"><text:span text:style-name="T197">u</text:span></text:span><text:span text:style-name="Strong_20_Emphasis"><text:span text:style-name="T127"> </text:span></text:span><text:span text:style-name="Strong_20_Emphasis"><text:span text:style-name="T128">e</text:span></text:span><text:span text:style-name="Strong_20_Emphasis"><text:span text:style-name="T111">n </text:span></text:span><text:span text:style-name="Strong_20_Emphasis"><text:span text:style-name="T129">k</text:span></text:span><text:span text:style-name="Strong_20_Emphasis"><text:span text:style-name="T111">lik op het pictogram van</text:span></text:span><text:span text:style-name="Strong_20_Emphasis"><text:span text:style-name="T161"> </text:span></text:span><text:span text:style-name="Strong_20_Emphasis"><text:span text:style-name="T232">Installatiem</text:span></text:span><text:span text:style-name="Strong_20_Emphasis"><text:span text:style-name="T233">enu</text:span></text:span><text:span text:style-name="Strong_20_Emphasis"><text:span text:style-name="T123">.</text:span></text:span></text:p>
          </table:table-cell>
        </table:table-row>
        <table:table-row table:style-name="TableLine94770157621728">
          <table:table-cell table:style-name="_31_._5f_Installatie_5f_voorbereiden.A1" office:value-type="string">
            <text:p text:style-name="P50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130">K</text:span></text:span><text:span text:style-name="Strong_20_Emphasis"><text:span text:style-name="T131">ie</text:span></text:span><text:span text:style-name="Strong_20_Emphasis"><text:span text:style-name="T132">s</text:span></text:span><text:span text:style-name="Strong_20_Emphasis"><text:span text:style-name="T120"> </text:span></text:span><text:span text:style-name="Strong_20_Emphasis"><text:span text:style-name="T234">1</text:span></text:span><text:span text:style-name="Strong_20_Emphasis"><text:span text:style-name="T235"> </text:span></text:span><text:span text:style-name="Strong_20_Emphasis"><text:span text:style-name="T236">In</text:span></text:span><text:span text:style-name="Strong_20_Emphasis"><text:span text:style-name="T209">stallatie voorbereiden</text:span></text:span><text:span text:style-name="Strong_20_Emphasis"><text:span text:style-name="T133"> </text:span></text:span><text:span text:style-name="Strong_20_Emphasis"><text:span text:style-name="T119">en volg </text:span></text:span><text:span text:style-name="Strong_20_Emphasis"><text:span text:style-name="T120">de aanwijzingen op het scherm.</text:span></text:span></text:p>
          </table:table-cell>
        </table:table-row>
      </table:table>
      <text:p text:style-name="P60"/>
      <text:list xml:id="list125339311536500" text:continue-numbering="true" text:style-name="L1">
        <text:list-item>
          <text:p text:style-name="P97"><text:bookmark-start text:name="__RefNumPara__4009_1271708128"/><text:span text:style-name="Strong_20_Emphasis"><text:span text:style-name="T416">Installatie uitvoeren</text:span></text:span><text:bookmark-end text:name="__RefNumPara__4009_1271708128"/></text:p>
        </text:list-item>
      </text:list>
      <text:p text:style-name="P6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70157565936">
          <table:table-cell table:style-name="_32_._5f_Installatie_5f_uitvoeren.A1" office:value-type="string">
            <text:p text:style-name="P31"><text:span text:style-name="Strong_20_Emphasis"><text:span text:style-name="T109"><text:s/></text:span></text:span><text:span text:style-name="Strong_20_Emphasis"><text:span text:style-name="T160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9"><text:span text:style-name="T8">Start de computer op vanaf </text:span><text:span text:style-name="T338">een </text:span><text:span text:style-name="T338"><text:reference-ref text:reference-format="text" text:ref-name="Distributie">Ubuntu</text:reference-ref></text:span><text:span text:style-name="T338"><text:s/></text:span><text:span text:style-name="T8"><text:reference-ref text:reference-format="text" text:ref-name="Versie">22.04</text:reference-ref></text:span><text:span text:style-name="T249"><text:s/></text:span><text:span text:style-name="T249"><text:reference-ref text:reference-format="text" text:ref-name="Editie">desktop</text:reference-ref></text:span><text:span text:style-name="T249"><text:s/>Live</text:span><text:span text:style-name="T249"><text:note text:id="ftn4" text:note-class="footnote"><text:note-citation>1</text:note-citation><text:note-body><text:p text:style-name="P83"><text:span text:style-name="T398">Vanaf ee</text:span>n Live <text:span text:style-name="T402">USB-stick of </text:span><text:span text:style-name="T284">C</text:span><text:span text:style-name="T402">D</text:span><text:span text:style-name="T3"> </text:span>kunt <text:span text:style-name="T398">u opstarten en</text:span> met <text:reference-ref text:reference-format="text" text:ref-name="Distributie">Ubuntu</text:reference-ref><text:s/>werken zonder deze te installeren.</text:p></text:note-body></text:note></text:span><text:span text:style-name="T249"> </text:span><text:span text:style-name="T250">USB-stick</text:span><text:span text:style-name="T250"><text:note text:id="ftn5" text:note-class="footnote"><text:note-citation>2</text:note-citation><text:note-body><text:p text:style-name="P85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400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7">Ubuntu 2</text:span></text:span><text:span text:style-name="Strong_20_Emphasis"><text:span text:style-name="T38">2</text:span></text:span><text:span text:style-name="Strong_20_Emphasis"><text:span text:style-name="T37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6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5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399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50"> of </text:span><text:span text:style-name="T53">C</text:span><text:span text:style-name="T250">D</text:span><text:span text:style-name="T250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49">.</text:span></text:p>
            <text:p text:style-name="P24"><text:span text:style-name="T247">Opstartmenu/</text:span><text:span text:style-name="T248">boot menu</text:span><text:span text:style-name="T247"> </text:span><text:span text:style-name="T246">via </text:span><text:span text:style-name="Definition"><text:span text:style-name="T440">opstartmenu</text:span></text:span><text:span text:style-name="T246">, </text:span><text:span text:style-name="T247">instellingen/</text:span><text:span text:style-name="T248">setup</text:span><text:span text:style-name="T246"> via </text:span><text:span text:style-name="Definition"><text:span text:style-name="T428">instellingen</text:span></text:span><text:span text:style-name="T246">.</text:span></text:p>
          </table:table-cell>
        </table:table-row>
        <table:table-row table:style-name="TableLine94770157697952">
          <table:table-cell table:style-name="_32_._5f_Installatie_5f_uitvoeren.A1" office:value-type="string">
            <text:p text:style-name="P31"><text:span text:style-name="Strong_20_Emphasis"><text:span text:style-name="T109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62">Kies</text:span></text:span><text:span text:style-name="Strong_20_Emphasis"><text:span text:style-name="T64"> </text:span></text:span><text:span text:style-name="Strong_20_Emphasis"><text:span text:style-name="T163">als</text:span></text:span><text:span text:style-name="Strong_20_Emphasis"><text:span text:style-name="T65"> </text:span></text:span><text:span text:style-name="Strong_20_Emphasis"><text:span text:style-name="T66">mogelijk</text:span></text:span><text:span text:style-name="Strong_20_Emphasis"><text:span text:style-name="T64"> </text:span></text:span><text:span text:style-name="Strong_20_Emphasis"><text:span text:style-name="T67">met pijltjes-toetsen</text:span></text:span><text:span text:style-name="Strong_20_Emphasis"><text:span text:style-name="T68"> </text:span></text:span><text:span text:style-name="Strong_20_Emphasis"><text:span text:style-name="T207">Nederlands</text:span></text:span><text:span text:style-name="Strong_20_Emphasis"><text:span text:style-name="T69"> </text:span></text:span><text:span text:style-name="Strong_20_Emphasis"><text:span text:style-name="T67">en druk op </text:span></text:span><text:span text:style-name="Strong_20_Emphasis"><text:span text:style-name="T70">de </text:span></text:span><text:span text:style-name="Strong_20_Emphasis"><text:span text:style-name="T71">Enter</text:span></text:span><text:span text:style-name="Strong_20_Emphasis"><text:span text:style-name="T70">-toets.</text:span></text:span></text:p>
          </table:table-cell>
        </table:table-row>
        <table:table-row table:style-name="TableLine94770157839536">
          <table:table-cell table:style-name="_32_._5f_Installatie_5f_uitvoeren.A1" office:value-type="string">
            <text:p text:style-name="P31"><text:span text:style-name="Strong_20_Emphasis"><text:span text:style-name="T427"/></text:span></text:p>
          </table:table-cell>
          <table:table-cell table:style-name="_32_._5f_Installatie_5f_uitvoeren.A1" office:value-type="string">
            <text:p text:style-name="P13"><text:span text:style-name="T331">Kies </text:span><text:span text:style-name="T330">Ubuntu installeren </text:span><text:span text:style-name="Strong_20_Emphasis"><text:span text:style-name="T163">en druk op </text:span></text:span><text:span text:style-name="Strong_20_Emphasis"><text:span text:style-name="T164">de </text:span></text:span><text:span text:style-name="Strong_20_Emphasis"><text:span text:style-name="T165">Enter</text:span></text:span><text:span text:style-name="Strong_20_Emphasis"><text:span text:style-name="T164">-toets</text:span></text:span><text:span text:style-name="T331">.</text:span></text:p>
          </table:table-cell>
        </table:table-row>
        <table:table-row table:style-name="TableLine94770157839792"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9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1"><text:span text:style-name="Strong_20_Emphasis"><text:span text:style-name="T427"><text:s/></text:span></text:span><text:span text:style-name="T109"><draw:control text:anchor-type="as-char" draw:z-index="3" draw:name="Vorm12" draw:style-name="gr1" draw:text-style-name="P98" svg:width="0.35cm" svg:height="0.35cm" draw:control="control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72">Op het </text:span></text:span><text:span text:style-name="Strong_20_Emphasis"><text:span text:style-name="T73">scherm </text:span></text:span><text:span text:style-name="Strong_20_Emphasis"><text:span text:style-name="T218">Wel</text:span></text:span><text:span text:style-name="Strong_20_Emphasis"><text:span text:style-name="T208">k</text:span></text:span><text:span text:style-name="Strong_20_Emphasis"><text:span text:style-name="T219">om</text:span></text:span><text:span text:style-name="Strong_20_Emphasis"><text:span text:style-name="T74"> </text:span></text:span><text:span text:style-name="Strong_20_Emphasis"><text:span text:style-name="T72">kies </text:span></text:span><text:span text:style-name="Strong_20_Emphasis"><text:span text:style-name="T210">Nederlands</text:span></text:span><text:span text:style-name="Strong_20_Emphasis"><text:span text:style-name="T61"> en klik op</text:span></text:span><text:span text:style-name="Strong_20_Emphasis"><text:span text:style-name="T75"> </text:span></text:span><text:span text:style-name="Strong_20_Emphasis"><text:span text:style-name="T211">Verder</text:span></text:span><text:span text:style-name="Strong_20_Emphasis"><text:span text:style-name="T61">.</text:span></text:span></text:p>
          </table:table-cell>
        </table:table-row>
        <table:table-row table:style-name="TableLine94770157882880">
          <table:table-cell table:style-name="_32_._5f_Installatie_5f_uitvoeren.A1" office:value-type="string">
            <text:p text:style-name="P31"><text:span text:style-name="Strong_20_Emphasis"><text:span text:style-name="T427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170">O</text:span></text:span><text:span text:style-name="Strong_20_Emphasis"><text:span text:style-name="T171">p </text:span></text:span><text:span text:style-name="Strong_20_Emphasis"><text:span text:style-name="T172">het </text:span></text:span><text:span text:style-name="Strong_20_Emphasis"><text:span text:style-name="T173">scherm </text:span></text:span><text:span text:style-name="Strong_20_Emphasis"><text:span text:style-name="T220">Toetsenbord</text:span></text:span><text:span text:style-name="Strong_20_Emphasis"><text:span text:style-name="T221">indeling</text:span></text:span><text:span text:style-name="Strong_20_Emphasis"><text:span text:style-name="T173"> </text:span></text:span><text:span text:style-name="Strong_20_Emphasis"><text:span text:style-name="T174">controleer </text:span></text:span><text:span text:style-name="Strong_20_Emphasis"><text:span text:style-name="T175">de </text:span></text:span><text:span text:style-name="Strong_20_Emphasis"><text:span text:style-name="T176">te gebruiken </text:span></text:span><text:span text:style-name="Strong_20_Emphasis"><text:span text:style-name="T174">toetsenbordindeling </text:span></text:span><text:span text:style-name="Strong_20_Emphasis"><text:span text:style-name="T177">en </text:span></text:span><text:span text:style-name="Strong_20_Emphasis"><text:span text:style-name="T170">klik </text:span></text:span><text:span text:style-name="Strong_20_Emphasis"><text:span text:style-name="T173">op </text:span></text:span><text:span text:style-name="Strong_20_Emphasis"><text:span text:style-name="T215">Verder</text:span></text:span><text:span text:style-name="Strong_20_Emphasis"><text:span text:style-name="T173">.</text:span></text:span></text:p>
          </table:table-cell>
        </table:table-row>
        <table:table-row table:style-name="TableLine94770157714976">
          <table:table-cell table:style-name="_32_._5f_Installatie_5f_uitvoeren.A1" office:value-type="string">
            <text:p text:style-name="P31"><text:span text:style-name="Strong_20_Emphasis"><text:span text:style-name="T427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6">Als </text:span></text:span><text:span text:style-name="Strong_20_Emphasis"><text:span text:style-name="T77">het </text:span></text:span><text:span text:style-name="Strong_20_Emphasis"><text:span text:style-name="T78">het scherm </text:span></text:span><text:span text:style-name="Strong_20_Emphasis"><text:span text:style-name="T222">Draadloos</text:span></text:span><text:span text:style-name="Strong_20_Emphasis"><text:span text:style-name="T78"> </text:span></text:span><text:span text:style-name="Strong_20_Emphasis"><text:span text:style-name="T77">verschijnt, </text:span></text:span><text:span text:style-name="Strong_20_Emphasis"><text:span text:style-name="T79">kies</text:span></text:span><text:span text:style-name="Strong_20_Emphasis"><text:span text:style-name="T78"> </text:span></text:span><text:span text:style-name="Strong_20_Emphasis"><text:span text:style-name="T79">een draadloos netwerk, maak </text:span></text:span><text:span text:style-name="Strong_20_Emphasis"><text:span text:style-name="T61">verbinding, </text:span></text:span><text:span text:style-name="Strong_20_Emphasis"><text:span text:style-name="T80">en klik</text:span></text:span><text:span text:style-name="Strong_20_Emphasis"><text:span text:style-name="T61"> </text:span></text:span><text:span text:style-name="Strong_20_Emphasis"><text:span text:style-name="T81">op </text:span></text:span><text:span text:style-name="Strong_20_Emphasis"><text:span text:style-name="T211">Verder</text:span></text:span><text:span text:style-name="Strong_20_Emphasis"><text:span text:style-name="T61">.</text:span></text:span></text:p>
          </table:table-cell>
        </table:table-row>
        <table:table-row table:style-name="TableLine94770157729088">
          <table:table-cell table:style-name="_32_._5f_Installatie_5f_uitvoeren.A1" office:value-type="string">
            <text:p text:style-name="P31"><text:span text:style-name="Strong_20_Emphasis"><text:span text:style-name="T427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82">O</text:span></text:span><text:span text:style-name="Strong_20_Emphasis"><text:span text:style-name="T83">p het scherm </text:span></text:span><text:span text:style-name="Strong_20_Emphasis"><text:span text:style-name="T223">Bijgewerkte pakketten en andere programmatuur</text:span></text:span><text:span text:style-name="Strong_20_Emphasis"><text:span text:style-name="T224"> </text:span></text:span><text:span text:style-name="T61">klik op </text:span><text:span text:style-name="Strong_20_Emphasis"><text:span text:style-name="T210">Verder</text:span></text:span><text:span text:style-name="Strong_20_Emphasis"><text:span text:style-name="T61">.</text:span></text:span></text:p>
          </table:table-cell>
        </table:table-row>
        <table:table-row table:style-name="TableLine94770157835408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0"/>
          </table:table-cell>
        </table:table-row>
        <table:table-row table:style-name="TableLine94770157684912">
          <table:table-cell table:style-name="_32_._5f_Installatie_5f_uitvoeren.A1" office:value-type="string">
            <text:p text:style-name="P31"><text:span text:style-name="Strong_20_Emphasis"><text:span text:style-name="T427"><text:s/></text:span></text:span><text:span text:style-name="T109"><draw:control text:anchor-type="as-char" draw:z-index="4" draw:name="Vorm16" draw:style-name="gr1" draw:text-style-name="P98" svg:width="0.35cm" svg:height="0.35cm" draw:control="control5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82">O</text:span></text:span><text:span text:style-name="Strong_20_Emphasis"><text:span text:style-name="T84">p het scherm </text:span></text:span><text:span text:style-name="Strong_20_Emphasis"><text:span text:style-name="T225">Installatietype</text:span></text:span><text:span text:style-name="Strong_20_Emphasis"><text:span text:style-name="T178"> </text:span></text:span><text:span text:style-name="Strong_20_Emphasis"><text:span text:style-name="T179">selecteer</text:span></text:span><text:span text:style-name="Strong_20_Emphasis"><text:span text:style-name="T180"> </text:span></text:span><text:span text:style-name="Strong_20_Emphasis"><text:span text:style-name="T342">het gewenste </text:span></text:span><text:span text:style-name="Strong_20_Emphasis"><text:span text:style-name="T360">Installatie type</text:span></text:span><text:span text:style-name="Strong_20_Emphasis"><text:span text:style-name="T342">.</text:span></text:span></text:p>
          </table:table-cell>
        </table:table-row>
        <table:table-row table:style-name="TableLine9477015785886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47"><text:span text:style-name="Strong_20_Emphasis"><text:span text:style-name="T343">K</text:span></text:span><text:span text:style-name="Strong_20_Emphasis"><text:span text:style-name="T85">lik op </text:span></text:span><text:span text:style-name="Strong_20_Emphasis"><text:span text:style-name="T226">OK</text:span></text:span><text:span text:style-name="Strong_20_Emphasis"><text:span text:style-name="T86"> en vervolgens op</text:span></text:span><text:span text:style-name="Strong_20_Emphasis"><text:span text:style-name="T85"> </text:span></text:span><text:span text:style-name="Strong_20_Emphasis"><text:span text:style-name="T216">I</text:span></text:span><text:span text:style-name="Strong_20_Emphasis"><text:span text:style-name="T217">nstalle</text:span></text:span><text:span text:style-name="Strong_20_Emphasis"><text:span text:style-name="T216">e</text:span></text:span><text:span text:style-name="Strong_20_Emphasis"><text:span text:style-name="T217">r </text:span></text:span><text:span text:style-name="Strong_20_Emphasis"><text:span text:style-name="T216">nu</text:span></text:span><text:span text:style-name="Strong_20_Emphasis"><text:span text:style-name="T85">.</text:span></text:span></text:p>
          </table:table-cell>
        </table:table-row>
        <table:table-row table:style-name="TableLine94770157870912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770157864720">
          <table:table-cell table:style-name="_32_._5f_Installatie_5f_uitvoeren.A1" office:value-type="string">
            <text:p text:style-name="P54"><text:span text:style-name="Strong_20_Emphasis"><text:span text:style-name="T427"><text:s/></text:span></text:span><text:span text:style-name="T109"><draw:control text:anchor-type="as-char" draw:z-index="23" draw:name="Vorm16_1" draw:style-name="gr1" draw:text-style-name="P98" svg:width="0.35cm" svg:height="0.35cm" draw:control="control24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166">C</text:span></text:span><text:span text:style-name="Strong_20_Emphasis"><text:span text:style-name="T87">ontroleer de </text:span></text:span><text:span text:style-name="Strong_20_Emphasis"><text:span text:style-name="T88">voorgestelde </text:span></text:span><text:span text:style-name="Strong_20_Emphasis"><text:span text:style-name="T87">schijfindelin</text:span></text:span><text:span text:style-name="Strong_20_Emphasis"><text:span text:style-name="T89">g,</text:span></text:span><text:span text:style-name="Strong_20_Emphasis"><text:span text:style-name="T87"> </text:span></text:span><text:span text:style-name="Strong_20_Emphasis"><text:span text:style-name="T90">kies de gewenste schijf, </text:span></text:span><text:span text:style-name="Strong_20_Emphasis"><text:span text:style-name="T89">en </text:span></text:span><text:span text:style-name="Strong_20_Emphasis"><text:span text:style-name="T344">k</text:span></text:span><text:span text:style-name="Strong_20_Emphasis"><text:span text:style-name="T342">lik op </text:span></text:span><text:span text:style-name="Strong_20_Emphasis"><text:span text:style-name="T360">I</text:span></text:span><text:span text:style-name="Strong_20_Emphasis"><text:span text:style-name="T361">nstalle</text:span></text:span><text:span text:style-name="Strong_20_Emphasis"><text:span text:style-name="T360">e</text:span></text:span><text:span text:style-name="Strong_20_Emphasis"><text:span text:style-name="T361">r </text:span></text:span><text:span text:style-name="Strong_20_Emphasis"><text:span text:style-name="T360">nu</text:span></text:span><text:span text:style-name="Strong_20_Emphasis"><text:span text:style-name="T342">.</text:span></text:span></text:p>
          </table:table-cell>
        </table:table-row>
        <table:table-row table:style-name="TableLine94770157823920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770157848336">
          <table:table-cell table:style-name="_32_._5f_Installatie_5f_uitvoeren.A1" office:value-type="string">
            <text:p text:style-name="P52"><text:span text:style-name="Strong_20_Emphasis"><text:span text:style-name="T427"><text:s/></text:span></text:span><text:span text:style-name="Strong_20_Emphasis"><text:span text:style-name="T109"><draw:control text:anchor-type="as-char" draw:z-index="22" draw:name="Vorm16_0" draw:style-name="gr1" draw:text-style-name="P98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82">O</text:span></text:span><text:span text:style-name="Strong_20_Emphasis"><text:span text:style-name="T84">p het scherm </text:span></text:span><text:span text:style-name="Strong_20_Emphasis"><text:span text:style-name="T225">Wilt u deze aanpassingen wegschrijven naar de schijven? </text:span></text:span><text:span text:style-name="Strong_20_Emphasis"><text:span text:style-name="T91">controleer de </text:span></text:span><text:span text:style-name="Strong_20_Emphasis"><text:span text:style-name="T92">partities</text:span></text:span><text:span text:style-name="Strong_20_Emphasis"><text:span text:style-name="T91"> </text:span></text:span><text:span text:style-name="Strong_20_Emphasis"><text:span text:style-name="T93">die </text:span></text:span><text:span text:style-name="Strong_20_Emphasis"><text:span text:style-name="T94">geformatteerd</text:span></text:span><text:span text:style-name="Strong_20_Emphasis"><text:span text:style-name="T93"> worden </text:span></text:span><text:span text:style-name="Strong_20_Emphasis"><text:span text:style-name="T91">en </text:span></text:span><text:span text:style-name="Strong_20_Emphasis"><text:span text:style-name="T82">klik </text:span></text:span><text:span text:style-name="Strong_20_Emphasis"><text:span text:style-name="T85">op </text:span></text:span><text:span text:style-name="Strong_20_Emphasis"><text:span text:style-name="T212">Verder</text:span></text:span><text:span text:style-name="Strong_20_Emphasis"><text:span text:style-name="T85">.</text:span></text:span></text:p>
          </table:table-cell>
        </table:table-row>
        <table:table-row table:style-name="TableLine94770157830048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770157856016">
          <table:table-cell table:style-name="_32_._5f_Installatie_5f_uitvoeren.A1" office:value-type="string">
            <text:p text:style-name="P31"><text:span text:style-name="Strong_20_Emphasis"><text:span text:style-name="T427"><text:s/></text:span></text:span><text:span text:style-name="T109"><draw:control text:anchor-type="as-char" draw:z-index="5" draw:name="Vorm19" draw:style-name="gr1" draw:text-style-name="P98" svg:width="0.35cm" svg:height="0.35cm" draw:control="control6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45">O</text:span></text:span><text:span text:style-name="Strong_20_Emphasis"><text:span text:style-name="T346">p </text:span></text:span><text:span text:style-name="Strong_20_Emphasis"><text:span text:style-name="T347">het </text:span></text:span><text:span text:style-name="Strong_20_Emphasis"><text:span text:style-name="T348">scherm </text:span></text:span><text:span text:style-name="Strong_20_Emphasis"><text:span text:style-name="T362">Waar bevindt u zich?</text:span></text:span><text:span text:style-name="Strong_20_Emphasis"><text:span text:style-name="T348"> </text:span></text:span><text:span text:style-name="Strong_20_Emphasis"><text:span text:style-name="T349">controleer </text:span></text:span><text:span text:style-name="Strong_20_Emphasis"><text:span text:style-name="T350">de </text:span></text:span><text:span text:style-name="Strong_20_Emphasis"><text:span text:style-name="T349">locatie en </text:span></text:span><text:span text:style-name="Strong_20_Emphasis"><text:span text:style-name="T345">klik </text:span></text:span><text:span text:style-name="Strong_20_Emphasis"><text:span text:style-name="T348">op </text:span></text:span><text:span text:style-name="Strong_20_Emphasis"><text:span text:style-name="T362">Verder</text:span></text:span><text:span text:style-name="Strong_20_Emphasis"><text:span text:style-name="T348">.</text:span></text:span></text:p>
          </table:table-cell>
        </table:table-row>
        <table:table-row table:style-name="TableLine94770157865792">
          <table:table-cell table:style-name="_32_._5f_Installatie_5f_uitvoeren.A1" office:value-type="string">
            <text:p text:style-name="P31"><text:span text:style-name="Strong_20_Emphasis"><text:span text:style-name="T427"/></text:span></text:p>
          </table:table-cell>
          <table:table-cell table:style-name="_32_._5f_Installatie_5f_uitvoeren.A1" office:value-type="string">
            <text:p text:style-name="P6"><text:span text:style-name="T363">Op </text:span><text:span text:style-name="T364">het </text:span><text:span text:style-name="T362">scherm </text:span><text:span text:style-name="Strong_20_Emphasis"><text:span text:style-name="T362">Wie bent u?</text:span></text:span><text:span text:style-name="T362"> </text:span><text:span text:style-name="T363">vul </text:span><text:span text:style-name="T365">in </text:span><text:span text:style-name="Strong_20_Emphasis"><text:span text:style-name="T366">Uw n</text:span></text:span><text:span text:style-name="Strong_20_Emphasis"><text:span text:style-name="T367">aam</text:span></text:span><text:span text:style-name="Strong_20_Emphasis"><text:span text:style-name="T351"> </text:span></text:span><text:span text:style-name="Definition"><text:span text:style-name="T429">gebruiker</text:span></text:span><text:span text:style-name="Strong_20_Emphasis"><text:span text:style-name="T352">, <text:line-break/></text:span></text:span><text:span text:style-name="Strong_20_Emphasis"><text:span text:style-name="T367">Naam </text:span></text:span><text:span text:style-name="Strong_20_Emphasis"><text:span text:style-name="T366">van uw </text:span></text:span><text:span text:style-name="Strong_20_Emphasis"><text:span text:style-name="T368">computer</text:span></text:span><text:span text:style-name="Definition"><text:span text:style-name="T425"> </text:span></text:span><text:span text:style-name="Definition"><text:span text:style-name="T429">computernaam</text:span></text:span><text:span text:style-name="Strong_20_Emphasis"><text:span text:style-name="T351">,<text:line-break/></text:span></text:span><text:span text:style-name="Strong_20_Emphasis"><text:span text:style-name="T366">Kies een g</text:span></text:span><text:span text:style-name="Strong_20_Emphasis"><text:span text:style-name="T368">ebruikersnaam</text:span></text:span><text:span text:style-name="Strong_20_Emphasis"><text:span text:style-name="T351"> </text:span></text:span><text:span text:style-name="Definition"><text:span text:style-name="T429">gebruikersnaam</text:span></text:span><text:span text:style-name="Strong_20_Emphasis"><text:span text:style-name="T351">,<text:line-break/></text:span></text:span><text:span text:style-name="Strong_20_Emphasis"><text:span text:style-name="T353">g</text:span></text:span><text:span text:style-name="Strong_20_Emphasis"><text:span text:style-name="T341">eef tweemaal een </text:span></text:span><text:span text:style-name="Strong_20_Emphasis"><text:span text:style-name="T359">wachtwoord</text:span></text:span><text:span text:style-name="Strong_20_Emphasis"><text:span text:style-name="T341">,</text:span></text:span><text:span text:style-name="Strong_20_Emphasis"><text:span text:style-name="T356"> </text:span></text:span><text:span text:style-name="Strong_20_Emphasis"><text:span text:style-name="T357">en</text:span></text:span><text:span text:style-name="Strong_20_Emphasis"><text:span text:style-name="T356"> </text:span></text:span><text:span text:style-name="Strong_20_Emphasis"><text:span text:style-name="T358">k</text:span></text:span><text:span text:style-name="Strong_20_Emphasis"><text:span text:style-name="T341">lik op </text:span></text:span><text:span text:style-name="Strong_20_Emphasis"><text:span text:style-name="T359">Verder</text:span></text:span><text:span text:style-name="Strong_20_Emphasis"><text:span text:style-name="T341">.</text:span></text:span></text:p>
          </table:table-cell>
        </table:table-row>
        <table:table-row table:style-name="TableLine94770157829440"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770157832448">
          <table:table-cell table:style-name="_32_._5f_Installatie_5f_uitvoeren.A1" office:value-type="string">
            <text:p text:style-name="P31"><text:span text:style-name="Strong_20_Emphasis"><text:span text:style-name="T427"><text:s/></text:span></text:span><text:span text:style-name="T109"><draw:control text:anchor-type="as-char" draw:z-index="6" draw:name="Vorm21" draw:style-name="gr1" draw:text-style-name="P98" svg:width="0.35cm" svg:height="0.35cm" draw:control="control7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54">O</text:span></text:span><text:span text:style-name="Strong_20_Emphasis"><text:span text:style-name="T355">p het scherm </text:span></text:span><text:span text:style-name="Strong_20_Emphasis"><text:span text:style-name="T369">Installatie voltooid</text:span></text:span><text:span text:style-name="Strong_20_Emphasis"><text:span text:style-name="T355"> </text:span></text:span><text:span text:style-name="Strong_20_Emphasis"><text:span text:style-name="T354">klik </text:span></text:span><text:span text:style-name="Strong_20_Emphasis"><text:span text:style-name="T341">op </text:span></text:span><text:span text:style-name="Strong_20_Emphasis"><text:span text:style-name="T359">Nu herstarten</text:span></text:span><text:span text:style-name="Strong_20_Emphasis"><text:span text:style-name="T341">.</text:span></text:span></text:p>
          </table:table-cell>
        </table:table-row>
        <table:table-row table:style-name="TableLine94770157833136"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770157830576">
          <table:table-cell table:style-name="_32_._5f_Installatie_5f_uitvoeren.A1" office:value-type="string">
            <text:p text:style-name="P31"><text:span text:style-name="Strong_20_Emphasis"><text:span text:style-name="T109"><text:s/></text:span></text:span><text:span text:style-name="Strong_20_Emphasis"><text:span text:style-name="T160"><draw:control text:anchor-type="as-char" draw:z-index="7" draw:name="Vorm22" draw:style-name="gr1" draw:text-style-name="P9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81">Verwijder </text:span></text:span><text:span text:style-name="Strong_20_Emphasis"><text:span text:style-name="T182">het </text:span></text:span><text:span text:style-name="Strong_20_Emphasis"><text:span text:style-name="T181">installatiemedium (</text:span></text:span><text:span text:style-name="Strong_20_Emphasis"><text:span text:style-name="T183">USB-stick of </text:span></text:span><text:span text:style-name="Strong_20_Emphasis"><text:span text:style-name="T167">C</text:span></text:span><text:span text:style-name="Strong_20_Emphasis"><text:span text:style-name="T183">D</text:span></text:span><text:span text:style-name="Strong_20_Emphasis"><text:span text:style-name="T60"><text:note-ref text:note-class="footnote" text:reference-format="text" text:ref-name="ftn6">3</text:note-ref></text:span></text:span><text:span text:style-name="Strong_20_Emphasis"><text:span text:style-name="T181">) </text:span></text:span><text:span text:style-name="Strong_20_Emphasis"><text:span text:style-name="T184">en</text:span></text:span><text:span text:style-name="Strong_20_Emphasis"><text:span text:style-name="T181"> </text:span></text:span><text:span text:style-name="Strong_20_Emphasis"><text:span text:style-name="T185">druk </text:span></text:span><text:span text:style-name="Strong_20_Emphasis"><text:span text:style-name="T186">op</text:span></text:span><text:span text:style-name="Strong_20_Emphasis"><text:span text:style-name="T185"> </text:span></text:span><text:span text:style-name="Strong_20_Emphasis"><text:span text:style-name="T164">de </text:span></text:span><text:span text:style-name="Strong_20_Emphasis"><text:span text:style-name="T165">Enter</text:span></text:span><text:span text:style-name="Strong_20_Emphasis"><text:span text:style-name="T164">-toets</text:span></text:span><text:span text:style-name="Strong_20_Emphasis"><text:span text:style-name="T187">.</text:span></text:span></text:p>
          </table:table-cell>
        </table:table-row>
      </table:table>
      <text:p text:style-name="P23"><text:span text:style-name="Strong_20_Emphasis"><text:span text:style-name="T185"/></text:span></text:p>
      <text:list xml:id="list125340910876283" text:continue-numbering="true" text:style-name="L1">
        <text:list-item>
          <text:p text:style-name="P94"><text:span text:style-name="Strong_20_Emphasis"><text:span text:style-name="T227">Installatie </text:span></text:span><text:span text:style-name="Strong_20_Emphasis"><text:span text:style-name="T228">afronden</text:span></text:span></text:p>
        </text:list-item>
      </text:list>
      <text:p text:style-name="P27"><text:span text:style-name="Strong_20_Emphasis"><text:span text:style-name="T9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70157820384">
          <table:table-cell table:style-name="_33_._5f_Installatie_5f_afronden.A1" office:value-type="string">
            <text:p text:style-name="P32"><text:span text:style-name="Strong_20_Emphasis"><text:span text:style-name="T109"><text:s/></text:span></text:span><text:span text:style-name="Strong_20_Emphasis"><text:span text:style-name="T160"><draw:control text:anchor-type="as-char" draw:z-index="8" draw:name="Vorm24" draw:style-name="gr1" draw:text-style-name="P9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0"><text:span text:style-name="Strong_20_Emphasis"><text:span text:style-name="T95">Aanmelden als </text:span></text:span><text:span text:style-name="Definition"><text:span text:style-name="T421">gebruiker</text:span></text:span><text:span text:style-name="Strong_20_Emphasis"><text:span text:style-name="T95">.</text:span></text:span></text:p>
          </table:table-cell>
        </table:table-row>
        <table:table-row table:style-name="TableLine94770158095552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30"><text:span text:style-name="Strong_20_Emphasis"><text:span text:style-name="T188"/></text:span></text:p>
          </table:table-cell>
        </table:table-row>
        <table:table-row table:style-name="TableLine94770158095808">
          <table:table-cell table:style-name="_33_._5f_Installatie_5f_afronden.A1" office:value-type="string">
            <text:p text:style-name="P32"><text:span text:style-name="Strong_20_Emphasis"><text:span text:style-name="T109"><text:s/></text:span></text:span><text:span text:style-name="Strong_20_Emphasis"><text:span text:style-name="T160"><draw:control text:anchor-type="as-char" draw:z-index="9" draw:name="Vorm25" draw:style-name="gr1" draw:text-style-name="P9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82">O</text:span></text:span><text:span text:style-name="Strong_20_Emphasis"><text:span text:style-name="T84">p </text:span></text:span><text:span text:style-name="Strong_20_Emphasis"><text:span text:style-name="T96">de volgende schermen volg de aanwijzingen en klik op</text:span></text:span><text:span text:style-name="Strong_20_Emphasis"><text:span text:style-name="T188"> </text:span></text:span><text:span text:style-name="Strong_20_Emphasis"><text:span text:style-name="T229">Volgende</text:span></text:span><text:span text:style-name="Strong_20_Emphasis"><text:span text:style-name="T188">.</text:span></text:span></text:p>
          </table:table-cell>
        </table:table-row>
        <table:table-row table:style-name="TableLine94770158096064">
          <table:table-cell table:style-name="_33_._5f_Installatie_5f_afronden.A1" office:value-type="string">
            <text:p text:style-name="P32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82">O</text:span></text:span><text:span text:style-name="Strong_20_Emphasis"><text:span text:style-name="T84">p het </text:span></text:span><text:span text:style-name="Strong_20_Emphasis"><text:span text:style-name="T96">laatste </text:span></text:span><text:span text:style-name="Strong_20_Emphasis"><text:span text:style-name="T84">scherm </text:span></text:span><text:span text:style-name="Strong_20_Emphasis"><text:span text:style-name="T230">Klaar om te beginnen </text:span></text:span><text:span text:style-name="Strong_20_Emphasis"><text:span text:style-name="T188">klik op </text:span></text:span><text:span text:style-name="Strong_20_Emphasis"><text:span text:style-name="T229">Vol</text:span></text:span><text:span text:style-name="Strong_20_Emphasis"><text:span text:style-name="T231">tooid</text:span></text:span><text:span text:style-name="Strong_20_Emphasis"><text:span text:style-name="T188">.</text:span></text:span></text:p>
          </table:table-cell>
        </table:table-row>
        <table:table-row table:style-name="TableLine94770158096320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770158096576">
          <table:table-cell table:style-name="_33_._5f_Installatie_5f_afronden.A1" office:value-type="string">
            <text:p text:style-name="P32"><text:span text:style-name="Strong_20_Emphasis"><text:span text:style-name="T109"><text:s/></text:span></text:span><text:span text:style-name="Strong_20_Emphasis"><text:span text:style-name="T160"><draw:control text:anchor-type="as-char" draw:z-index="10" draw:name="Vorm27" draw:style-name="gr1" draw:text-style-name="P9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97">Voeg </text:span></text:span><text:span text:style-name="Strong_20_Emphasis"><text:span text:style-name="T98">eventuele </text:span></text:span><text:span text:style-name="Strong_20_Emphasis"><text:span text:style-name="T99">extra </text:span></text:span><text:span text:style-name="Definition"><text:span text:style-name="T5">gebruiker</text:span></text:span><text:span text:style-name="Strong_20_Emphasis"><text:span text:style-name="T189">s</text:span></text:span><text:span text:style-name="Strong_20_Emphasis"><text:span text:style-name="T191"> </text:span></text:span><text:span text:style-name="Strong_20_Emphasis"><text:span text:style-name="T190">toe </text:span></text:span><text:span text:style-name="Strong_20_Emphasis"><text:span text:style-name="T111">via </text:span></text:span><text:span text:style-name="Strong_20_Emphasis"><text:span text:style-name="T121">een </text:span></text:span><text:span text:style-name="Strong_20_Emphasis"><text:span text:style-name="T127">druk op de </text:span></text:span><text:span text:style-name="Strong_20_Emphasis"><text:span text:style-name="T124">Super</text:span></text:span><text:span text:style-name="Strong_20_Emphasis"><text:span text:style-name="T127">-toets</text:span></text:span><text:span text:style-name="Strong_20_Emphasis"><text:span text:style-name="T127"><text:note text:id="ftn7" text:note-class="footnote"><text:note-citation>1</text:note-citation><text:note-body><text:p text:style-name="P89"><text:span text:style-name="T298">De </text:span><text:span text:style-name="T299">Super</text:span><text:span text:style-name="T298">-toets is de Windows</text:span><text:span text:style-name="T300">-</text:span><text:span text:style-name="T301">toets</text:span><text:span text:style-name="T298">, </text:span><text:span text:style-name="T300">C</text:span><text:span text:style-name="T298">ommand-</text:span><text:span text:style-name="T301">toets</text:span><text:span text:style-name="T298">, of </text:span><text:span text:style-name="T300">V</text:span><text:span text:style-name="T298">ergrootglas-toets.</text:span>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98">geb</text:span></text:span><text:span text:style-name="Strong_20_Emphasis"><text:span text:style-name="T199">r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1">n </text:span></text:span><text:span text:style-name="Strong_20_Emphasis"><text:span text:style-name="T129">k</text:span></text:span><text:span text:style-name="Strong_20_Emphasis"><text:span text:style-name="T111">lik </text:span></text:span><text:span text:style-name="Strong_20_Emphasis"><text:span text:style-name="T136">bij </text:span></text:span><text:span text:style-name="Strong_20_Emphasis"><text:span text:style-name="T213">Instellingen </text:span></text:span><text:span text:style-name="Strong_20_Emphasis"><text:span text:style-name="T137">rechts o</text:span></text:span><text:span text:style-name="Strong_20_Emphasis"><text:span text:style-name="T111">p </text:span></text:span><text:span text:style-name="Strong_20_Emphasis"><text:span text:style-name="T214">Gebruikers</text:span></text:span><text:span text:style-name="Strong_20_Emphasis"><text:span text:style-name="T138">.</text:span></text:span></text:p>
          </table:table-cell>
        </table:table-row>
        <table:table-row table:style-name="TableLine94770158096832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51"><text:span text:style-name="Strong_20_Emphasis"><text:span text:style-name="T168">Klik links</text:span></text:span><text:span text:style-name="Strong_20_Emphasis"><text:span text:style-name="T192"> </text:span></text:span><text:span text:style-name="Strong_20_Emphasis"><text:span text:style-name="T139">op </text:span></text:span><text:span text:style-name="Strong_20_Emphasis"><text:span text:style-name="T200">Ontgrendelen</text:span></text:span><text:span text:style-name="Strong_20_Emphasis"><text:span text:style-name="T139"> </text:span></text:span><text:span text:style-name="Strong_20_Emphasis"><text:span text:style-name="T140">en daarna op </text:span></text:span><text:span text:style-name="Strong_20_Emphasis"><text:span text:style-name="T237">Gebruik</text:span></text:span><text:span text:style-name="Strong_20_Emphasis"><text:span text:style-name="T238">er</text:span></text:span><text:span text:style-name="Strong_20_Emphasis"><text:span text:style-name="T237"> toevoegen</text:span></text:span><text:span text:style-name="Strong_20_Emphasis"><text:span text:style-name="T140">.</text:span></text:span></text:p>
          </table:table-cell>
        </table:table-row>
        <table:table-row table:style-name="TableLine94770158097088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51"><text:span text:style-name="Strong_20_Emphasis"><text:span text:style-name="T192">Sluit </text:span></text:span><text:span text:style-name="Strong_20_Emphasis"><text:span text:style-name="T237">Gebruiker toevoegen</text:span></text:span><text:span text:style-name="Strong_20_Emphasis"><text:span text:style-name="T140">.</text:span></text:span></text:p>
          </table:table-cell>
        </table:table-row>
        <table:table-row table:style-name="TableLine94770158097344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770158097600">
          <table:table-cell table:style-name="_33_._5f_Installatie_5f_afronden.A1" office:value-type="string">
            <text:p text:style-name="P39"><text:span text:style-name="Strong_20_Emphasis"><text:span text:style-name="T109"><text:s/></text:span></text:span><text:span text:style-name="Strong_20_Emphasis"><text:span text:style-name="T160"><draw:control text:anchor-type="as-char" draw:z-index="19" draw:name="Vorm29_0" draw:style-name="gr1" draw:text-style-name="P98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100">Controleer </text:span></text:span><text:span text:style-name="Strong_20_Emphasis"><text:span text:style-name="T101">of er </text:span></text:span><text:span text:style-name="Strong_20_Emphasis"><text:span text:style-name="T102">extra stuurprogramma's zijn</text:span></text:span><text:span text:style-name="Strong_20_Emphasis"><text:span text:style-name="T101"> </text:span></text:span><text:span text:style-name="Strong_20_Emphasis"><text:span text:style-name="T103">via </text:span></text:span><text:span text:style-name="Strong_20_Emphasis"><text:span text:style-name="T121">een </text:span></text:span><text:span text:style-name="Strong_20_Emphasis"><text:span text:style-name="T141">druk</text:span></text:span><text:span text:style-name="Strong_20_Emphasis"><text:span text:style-name="T121"> op</text:span></text:span><text:span text:style-name="Strong_20_Emphasis"><text:span text:style-name="T142"> de </text:span></text:span><text:span text:style-name="Strong_20_Emphasis"><text:span text:style-name="T124">Super</text:span></text:span><text:span text:style-name="Strong_20_Emphasis"><text:span text:style-name="T142">-toets</text:span></text:span><text:span text:style-name="Strong_20_Emphasis"><text:span text:style-name="T59"><text:note-ref text:note-class="footnote" text:reference-format="text" text:ref-name="ftn7">1</text:note-ref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201">stuu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1">n </text:span></text:span><text:span text:style-name="Strong_20_Emphasis"><text:span text:style-name="T129">k</text:span></text:span><text:span text:style-name="Strong_20_Emphasis"><text:span text:style-name="T111">lik op het pictogram van</text:span></text:span><text:span text:style-name="Strong_20_Emphasis"><text:span text:style-name="T143"> </text:span></text:span><text:span text:style-name="Strong_20_Emphasis"><text:span text:style-name="T202">Ex</text:span></text:span><text:span text:style-name="Strong_20_Emphasis"><text:span text:style-name="T203">tra stuurprogramma's</text:span></text:span><text:span text:style-name="Strong_20_Emphasis"><text:span text:style-name="T121">.</text:span></text:span></text:p>
          </table:table-cell>
        </table:table-row>
        <table:table-row table:style-name="TableLine94770158097856">
          <table:table-cell table:style-name="_33_._5f_Installatie_5f_afronden.A1" office:value-type="string">
            <text:p text:style-name="P41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22"><text:span text:style-name="T42">Selecteer </text:span><text:span text:style-name="T43">de gewenste stuurprogramma'</text:span><text:span text:style-name="T44">s</text:span><text:span text:style-name="T43"> en </text:span><text:span text:style-name="T42">klik op </text:span><text:span text:style-name="T45">Wijzigingen doorvoeren</text:span><text:span text:style-name="T42">.</text:span></text:p>
          </table:table-cell>
        </table:table-row>
        <table:table-row table:style-name="TableLine94770158098112"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4"/>
          </table:table-cell>
        </table:table-row>
        <table:table-row table:style-name="TableLine94770158098368">
          <table:table-cell table:style-name="_33_._5f_Installatie_5f_afronden.A1" office:value-type="string">
            <text:p text:style-name="P32"><text:span text:style-name="Strong_20_Emphasis"><text:span text:style-name="T109"><text:s/></text:span></text:span><text:span text:style-name="Strong_20_Emphasis"><text:span text:style-name="T160"><draw:control text:anchor-type="as-char" draw:z-index="11" draw:name="Vorm29" draw:style-name="gr1" draw:text-style-name="P9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100">Controleer </text:span></text:span><text:span text:style-name="Strong_20_Emphasis"><text:span text:style-name="T101">of er updates zijn </text:span></text:span><text:span text:style-name="Strong_20_Emphasis"><text:span text:style-name="T103">via </text:span></text:span><text:span text:style-name="Strong_20_Emphasis"><text:span text:style-name="T121">een </text:span></text:span><text:span text:style-name="Strong_20_Emphasis"><text:span text:style-name="T141">druk</text:span></text:span><text:span text:style-name="Strong_20_Emphasis"><text:span text:style-name="T121"> op</text:span></text:span><text:span text:style-name="Strong_20_Emphasis"><text:span text:style-name="T142"> de </text:span></text:span><text:span text:style-name="Strong_20_Emphasis"><text:span text:style-name="T124">Super</text:span></text:span><text:span text:style-name="Strong_20_Emphasis"><text:span text:style-name="T142">-toets</text:span></text:span><text:span text:style-name="Strong_20_Emphasis"><text:span text:style-name="T59"><text:note-ref text:note-class="footnote" text:reference-format="text" text:ref-name="ftn7">1</text:note-ref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204">upd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1">n </text:span></text:span><text:span text:style-name="Strong_20_Emphasis"><text:span text:style-name="T129">k</text:span></text:span><text:span text:style-name="Strong_20_Emphasis"><text:span text:style-name="T111">lik op het pictogram van </text:span></text:span><text:span text:style-name="Strong_20_Emphasis"><text:span text:style-name="T239">Updatebeheer</text:span></text:span><text:span text:style-name="Strong_20_Emphasis"><text:span text:style-name="T142">.</text:span></text:span></text:p>
          </table:table-cell>
        </table:table-row>
        <table:table-row table:style-name="TableLine94770158098624">
          <table:table-cell table:style-name="_33_._5f_Installatie_5f_afronden.A1" office:value-type="string">
            <text:p text:style-name="P32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30"><text:span text:style-name="T332">Als</text:span><text:span text:style-name="T333"> </text:span><text:span text:style-name="T334">er </text:span><text:span text:style-name="T333">updates beschikbaar zijn, k</text:span><text:span text:style-name="T335">lik op </text:span><text:span text:style-name="Strong_20_Emphasis"><text:span text:style-name="T335">Nu installeren</text:span></text:span><text:span text:style-name="T335">.</text:span></text:p>
          </table:table-cell>
        </table:table-row>
        <table:table-row table:style-name="TableLine94770158098880">
          <table:table-cell table:style-name="_33_._5f_Installatie_5f_afronden.A1" office:value-type="string">
            <text:p text:style-name="P32"><text:span text:style-name="Strong_20_Emphasis"><text:span text:style-name="T160"/></text:span></text:p>
          </table:table-cell>
          <table:table-cell table:style-name="_33_._5f_Installatie_5f_afronden.A1" office:value-type="string">
            <text:p text:style-name="P30"><text:span text:style-name="T336">A</text:span><text:span text:style-name="T427">ls </text:span><text:span text:style-name="Strong_20_Emphasis"><text:span text:style-name="T337">Updatebeheer </text:span></text:span><text:span text:style-name="T427">hierom vraagt, </text:span><text:span text:style-name="T430">h</text:span><text:span text:style-name="T427">erstart </text:span><text:span text:style-name="T431">de</text:span><text:span text:style-name="T427"> computer </text:span><text:span text:style-name="T432">en daarna weer aanmelden als </text:span><text:span text:style-name="Definition"><text:span text:style-name="T424">gebruiker</text:span></text:span><text:span text:style-name="T427">.</text:span></text:p>
          </table:table-cell>
        </table:table-row>
        <table:table-row table:style-name="TableLine94770158099136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770158099392">
          <table:table-cell table:style-name="_33_._5f_Installatie_5f_afronden.A1" office:value-type="string">
            <text:p text:style-name="P31"><text:span text:style-name="Strong_20_Emphasis"><text:span text:style-name="T109"><text:s/></text:span></text:span><text:span text:style-name="Strong_20_Emphasis"><text:span text:style-name="T160"><draw:control text:anchor-type="as-char" draw:z-index="18" draw:name="Vorm4_1" draw:style-name="gr1" draw:text-style-name="P9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5"><text:span text:style-name="Strong_20_Emphasis"><text:span text:style-name="T109">Installeer </text:span></text:span><text:span text:style-name="Strong_20_Emphasis"><text:span text:style-name="T110">pakket kz</text:span></text:span><text:span text:style-name="Strong_20_Emphasis"><text:span text:style-name="T109"> </text:span></text:span><text:span text:style-name="Strong_20_Emphasis"><text:span text:style-name="T111">via </text:span></text:span><text:span text:style-name="Strong_20_Emphasis"><text:span text:style-name="T113">het </text:span></text:span><text:span text:style-name="Strong_20_Emphasis"><text:span text:style-name="T114">s</text:span></text:span><text:span text:style-name="Strong_20_Emphasis"><text:span text:style-name="T111">tart</text:span></text:span><text:span text:style-name="Strong_20_Emphasis"><text:span text:style-name="T113">en van</text:span></text:span><text:span text:style-name="Strong_20_Emphasis"><text:span text:style-name="T115"> </text:span></text:span><text:span text:style-name="Strong_20_Emphasis"><text:span text:style-name="T195">Terminalvenster</text:span></text:span><text:span text:style-name="Strong_20_Emphasis"><text:span text:style-name="T111"> met toetscombinatie <text:line-break/></text:span></text:span><text:span text:style-name="Strong_20_Emphasis"><text:span text:style-name="T112">Ctrl</text:span></text:span><text:span text:style-name="Strong_20_Emphasis"><text:span text:style-name="T111"> </text:span></text:span><text:span text:style-name="Strong_20_Emphasis"><text:span text:style-name="T112">Alt</text:span></text:span><text:span text:style-name="Strong_20_Emphasis"><text:span text:style-name="T111"> </text:span></text:span><text:span text:style-name="Strong_20_Emphasis"><text:span text:style-name="T112">T</text:span></text:span><text:span text:style-name="Strong_20_Emphasis"><text:span text:style-name="T113">. </text:span></text:span></text:p>
          </table:table-cell>
        </table:table-row>
        <table:table-row table:style-name="TableLine94770158099648">
          <table:table-cell table:style-name="_33_._5f_Installatie_5f_afronden.A1" office:value-type="string">
            <text:p text:style-name="P36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38"><text:span text:style-name="T433">Typ</text:span><text:span text:style-name="Strong_20_Emphasis"><text:span text:style-name="T116">, of </text:span></text:span><text:span text:style-name="Strong_20_Emphasis"><text:span text:style-name="T113">kopieer en plak, de</text:span></text:span><text:span text:style-name="Strong_20_Emphasis"><text:span text:style-name="T144">z</text:span></text:span><text:span text:style-name="Strong_20_Emphasis"><text:span text:style-name="T113">e </text:span></text:span><text:span text:style-name="Strong_20_Emphasis"><text:span text:style-name="T118">twee </text:span></text:span><text:span text:style-name="Strong_20_Emphasis"><text:span text:style-name="T113">opdrachten, ieder gevolgd door de </text:span></text:span><text:span text:style-name="Strong_20_Emphasis"><text:span text:style-name="T112">Enter</text:span></text:span><text:span text:style-name="Strong_20_Emphasis"><text:span text:style-name="T111">-toets:<text:line-break/></text:span></text:span><text:span text:style-name="User_20_Entry"><text:span text:style-name="T46">wget karelzimmer.nl/</text:span></text:span><text:span text:style-name="User_20_Entry"><text:span text:style-name="T47">kz</text:span></text:span><text:span text:style-name="User_20_Entry"><text:span text:style-name="T46"><text:line-break/>bash </text:span></text:span><text:span text:style-name="User_20_Entry"><text:span text:style-name="T47">kz</text:span></text:span></text:p>
          </table:table-cell>
        </table:table-row>
        <table:table-row table:style-name="TableLine94770158099904"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57"><text:span text:style-name="T427">V</text:span><text:span text:style-name="Strong_20_Emphasis"><text:span text:style-name="T119">olg </text:span></text:span><text:span text:style-name="Strong_20_Emphasis"><text:span text:style-name="T120">de aanwijzingen op het scherm.</text:span></text:span></text:p>
          </table:table-cell>
        </table:table-row>
        <table:table-row table:style-name="TableLine94770158100160"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/>
          </table:table-cell>
        </table:table-row>
        <table:table-row table:style-name="TableLine94770158100416">
          <table:table-cell table:style-name="_33_._5f_Installatie_5f_afronden.A1" office:value-type="string">
            <text:p text:style-name="P32"><text:span text:style-name="Strong_20_Emphasis"><text:span text:style-name="T109"><text:s/></text:span></text:span><text:span text:style-name="Strong_20_Emphasis"><text:span text:style-name="T160"><draw:control text:anchor-type="as-char" draw:z-index="12" draw:name="Vorm37" draw:style-name="gr1" draw:text-style-name="P98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145">Rond de</text:span></text:span><text:span text:style-name="Strong_20_Emphasis"><text:span text:style-name="T146"> installatie </text:span></text:span><text:span text:style-name="Strong_20_Emphasis"><text:span text:style-name="T145">af </text:span></text:span><text:span text:style-name="Strong_20_Emphasis"><text:span text:style-name="T111">via </text:span></text:span><text:span text:style-name="Strong_20_Emphasis"><text:span text:style-name="T147">een</text:span></text:span><text:span text:style-name="Strong_20_Emphasis"><text:span text:style-name="T148"> druk</text:span></text:span><text:span text:style-name="Strong_20_Emphasis"><text:span text:style-name="T147"> op</text:span></text:span><text:span text:style-name="Strong_20_Emphasis"><text:span text:style-name="T142"> de </text:span></text:span><text:span text:style-name="Strong_20_Emphasis"><text:span text:style-name="T124">Super</text:span></text:span><text:span text:style-name="Strong_20_Emphasis"><text:span text:style-name="T142">-toets</text:span></text:span><text:span text:style-name="Strong_20_Emphasis"><text:span text:style-name="T59"><text:note-ref text:note-class="footnote" text:reference-format="text" text:ref-name="ftn7">1</text:note-ref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205">men</text:span></text:span><text:span text:style-name="Strong_20_Emphasis"><text:span text:style-name="T197">u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1">n </text:span></text:span><text:span text:style-name="Strong_20_Emphasis"><text:span text:style-name="T129">k</text:span></text:span><text:span text:style-name="Strong_20_Emphasis"><text:span text:style-name="T111">lik op het pictogram van </text:span></text:span><text:span text:style-name="Strong_20_Emphasis"><text:span text:style-name="T232">Installatiem</text:span></text:span><text:span text:style-name="Strong_20_Emphasis"><text:span text:style-name="T233">enu</text:span></text:span><text:span text:style-name="Strong_20_Emphasis"><text:span text:style-name="T127">.</text:span></text:span></text:p>
          </table:table-cell>
        </table:table-row>
        <table:table-row table:style-name="TableLine94770158100672">
          <table:table-cell table:style-name="_33_._5f_Installatie_5f_afronden.A1" office:value-type="string">
            <text:p text:style-name="P32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149">K</text:span></text:span><text:span text:style-name="Strong_20_Emphasis"><text:span text:style-name="T131">ie</text:span></text:span><text:span text:style-name="Strong_20_Emphasis"><text:span text:style-name="T132">s </text:span></text:span><text:span text:style-name="Strong_20_Emphasis"><text:span text:style-name="T240">3</text:span></text:span><text:span text:style-name="Strong_20_Emphasis"><text:span text:style-name="T193"> </text:span></text:span><text:span text:style-name="Strong_20_Emphasis"><text:span text:style-name="T241">Installatie</text:span></text:span><text:span text:style-name="Strong_20_Emphasis"><text:span text:style-name="T242"> </text:span></text:span><text:span text:style-name="Strong_20_Emphasis"><text:span text:style-name="T243">afronden</text:span></text:span><text:span text:style-name="Strong_20_Emphasis"><text:span text:style-name="T149"> </text:span></text:span><text:span text:style-name="Strong_20_Emphasis"><text:span text:style-name="T133">en </text:span></text:span><text:span text:style-name="Strong_20_Emphasis"><text:span text:style-name="T150">v</text:span></text:span><text:span text:style-name="Strong_20_Emphasis"><text:span text:style-name="T120">olg de aanwijzingen op het scherm</text:span></text:span><text:span text:style-name="Strong_20_Emphasis"><text:span text:style-name="T194"><text:note text:id="ftn8" text:note-class="footnote"><text:note-citation>2</text:note-citation><text:note-body><text:p text:style-name="P88"><text:span text:style-name="T436">De installatie </text:span>kan nagelopen worden <text:span text:style-name="T412">met </text:span>bestand <text:span text:style-name="T339">A</text:span><text:span text:style-name="T437">ppli</text:span><text:span text:style-name="T438">j</text:span><text:span text:style-name="T437">st</text:span> in <text:span text:style-name="T412">map</text:span><text:span text:style-name="T410"> </text:span><text:span text:style-name="T411">kz</text:span><text:span text:style-name="T412"> </text:span><text:span text:style-name="T413">in </text:span><text:span text:style-name="T410">Documenten</text:span>.</text:p></text:note-body></text:note></text:span></text:span><text:span text:style-name="Strong_20_Emphasis"><text:span text:style-name="T120">.</text:span></text:span></text:p>
          </table:table-cell>
        </table:table-row>
      </table:table>
      <text:p text:style-name="P27"><text:span text:style-name="Strong_20_Emphasis"><text:span text:style-name="T95"><text:tab/></text:span></text:span></text:p>
      <text:p text:style-name="P28"><text:span text:style-name="Strong_20_Emphasis"><text:span text:style-name="T133"/></text:span></text:p>
      <text:p text:style-name="P29"><text:span text:style-name="Strong_20_Emphasis"><text:span text:style-name="T120"/></text:span></text:p>
      <text:list xml:id="list125339727109996" text:continue-numbering="true" text:style-name="L1">
        <text:list-item>
          <text:p text:style-name="P95"><text:span text:style-name="Strong_20_Emphasis"><text:span text:style-name="T416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770158067856">
          <table:table-cell table:style-name="Tabel2.A1" office:value-type="string">
            <text:p text:style-name="P42"><text:span text:style-name="Strong_20_Emphasis"><text:span text:style-name="T109"><text:s/></text:span></text:span><text:span text:style-name="Strong_20_Emphasis"><text:span text:style-name="T160"><draw:control text:anchor-type="as-char" draw:z-index="20" draw:name="Vorm40_0" draw:style-name="gr1" draw:text-style-name="P98" svg:width="0.35cm" svg:height="0.35cm" draw:control="control21"/></text:span></text:span></text:p>
          </table:table-cell>
          <table:table-cell table:style-name="Tabel2.A1" office:value-type="string">
            <text:p text:style-name="P18"><text:span text:style-name="Strong_20_Emphasis"><text:span text:style-name="T95">Aanmelden als </text:span></text:span><text:span text:style-name="Definition"><text:span text:style-name="T421">gebruiker</text:span></text:span><text:span text:style-name="Strong_20_Emphasis"><text:span text:style-name="T151"><text:note text:id="ftn9" text:note-class="footnote"><text:note-citation>1</text:note-citation><text:note-body><text:p text:style-name="P87"><text:span text:style-name="User_20_Entry"><text:span text:style-name="T253">E</text:span></text:span><text:span text:style-name="User_20_Entry"><text:span text:style-name="T254">ventuele extra </text:span></text:span><text:span text:style-name="User_20_Entry"><text:span text:style-name="T255">gebruiker</text:span></text:span><text:span text:style-name="User_20_Entry"><text:span text:style-name="T254">s aanmelden en dezelfde stappen uitvoeren.</text:span></text:span></text:p></text:note-body></text:note></text:span></text:span><text:span text:style-name="Strong_20_Emphasis"><text:span text:style-name="T95">.</text:span></text:span></text:p>
          </table:table-cell>
        </table:table-row>
        <table:table-row table:style-name="TableLine94770158061536"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20"/>
          </table:table-cell>
        </table:table-row>
        <table:table-row table:style-name="TableLine94770157905776">
          <table:table-cell table:style-name="Tabel2.A1" office:value-type="string">
            <text:p text:style-name="P55"><text:span text:style-name="Strong_20_Emphasis"><text:span text:style-name="T109"><text:s/></text:span></text:span><text:span text:style-name="Strong_20_Emphasis"><text:span text:style-name="T160"><draw:control text:anchor-type="as-char" draw:z-index="24" draw:name="Vorm40_2" draw:style-name="gr1" draw:text-style-name="P98" svg:width="0.35cm" svg:height="0.35cm" draw:control="control25"/></text:span></text:span></text:p>
          </table:table-cell>
          <table:table-cell table:style-name="Tabel2.A1" office:value-type="string">
            <text:p text:style-name="P17"><text:span text:style-name="Strong_20_Emphasis"><text:span text:style-name="T152">R</text:span></text:span><text:span text:style-name="Strong_20_Emphasis"><text:span text:style-name="T153">icht </text:span></text:span><text:span text:style-name="Strong_20_Emphasis"><text:span text:style-name="T154">de </text:span></text:span><text:span text:style-name="Definition"><text:span text:style-name="T6">gebruiker</text:span></text:span><text:span text:style-name="Strong_20_Emphasis"><text:span text:style-name="T153"> </text:span></text:span><text:span text:style-name="Strong_20_Emphasis"><text:span text:style-name="T156">in </text:span></text:span><text:span text:style-name="Strong_20_Emphasis"><text:span text:style-name="T111">via </text:span></text:span><text:span text:style-name="Strong_20_Emphasis"><text:span text:style-name="T147">een</text:span></text:span><text:span text:style-name="Strong_20_Emphasis"><text:span text:style-name="T148"> druk</text:span></text:span><text:span text:style-name="Strong_20_Emphasis"><text:span text:style-name="T147"> op</text:span></text:span><text:span text:style-name="Strong_20_Emphasis"><text:span text:style-name="T142"> de </text:span></text:span><text:span text:style-name="Strong_20_Emphasis"><text:span text:style-name="T124">Super</text:span></text:span><text:span text:style-name="Strong_20_Emphasis"><text:span text:style-name="T142">-toets</text:span></text:span><text:span text:style-name="Strong_20_Emphasis"><text:span text:style-name="T59"><text:note text:id="ftn10" text:note-class="footnote"><text:note-citation>2</text:note-citation><text:note-body><text:p text:style-name="P84"><text:span text:style-name="T283">D</text:span>e <text:span text:style-name="T404">Super</text:span>-toets <text:span text:style-name="T283">is </text:span>de Windows<text:span text:style-name="T408">-</text:span><text:span text:style-name="T403">toets</text:span>, <text:span text:style-name="T408">C</text:span>ommand-<text:span text:style-name="T403">toets</text:span>, of <text:span text:style-name="T408">V</text:span>ergrootglas-toets.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205">men</text:span></text:span><text:span text:style-name="Strong_20_Emphasis"><text:span text:style-name="T197">u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1">n </text:span></text:span><text:span text:style-name="Strong_20_Emphasis"><text:span text:style-name="T129">k</text:span></text:span><text:span text:style-name="Strong_20_Emphasis"><text:span text:style-name="T111">lik op het pictogram van </text:span></text:span><text:span text:style-name="Strong_20_Emphasis"><text:span text:style-name="T232">Installatiem</text:span></text:span><text:span text:style-name="Strong_20_Emphasis"><text:span text:style-name="T233">enu</text:span></text:span><text:span text:style-name="Strong_20_Emphasis"><text:span text:style-name="T127">.</text:span></text:span></text:p>
          </table:table-cell>
        </table:table-row>
        <table:table-row table:style-name="TableLine94770158075536"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16"><text:span text:style-name="Strong_20_Emphasis"><text:span text:style-name="T149">K</text:span></text:span><text:span text:style-name="Strong_20_Emphasis"><text:span text:style-name="T131">ie</text:span></text:span><text:span text:style-name="Strong_20_Emphasis"><text:span text:style-name="T132">s </text:span></text:span><text:span text:style-name="Strong_20_Emphasis"><text:span text:style-name="T240">4 </text:span></text:span><text:span text:style-name="Strong_20_Emphasis"><text:span text:style-name="T206">Gebruiker inrichten</text:span></text:span><text:span text:style-name="Strong_20_Emphasis"><text:span text:style-name="T149"> </text:span></text:span><text:span text:style-name="Strong_20_Emphasis"><text:span text:style-name="T133">en </text:span></text:span><text:span text:style-name="Strong_20_Emphasis"><text:span text:style-name="T150">v</text:span></text:span><text:span text:style-name="Strong_20_Emphasis"><text:span text:style-name="T120">olg de aanwijzingen op het scherm</text:span></text:span><text:span text:style-name="Strong_20_Emphasis"><text:span text:style-name="T194"><text:note text:id="ftn11" text:note-class="footnote"><text:note-citation>3</text:note-citation><text:note-body><text:p text:style-name="P88">Het inrichten kan nagelopen worden <text:span text:style-name="T412">met </text:span>bestanden in <text:span text:style-name="T412">map</text:span><text:span text:style-name="T410"> </text:span><text:span text:style-name="T411">kz </text:span><text:span text:style-name="T413">in </text:span><text:span text:style-name="T410">Documenten</text:span>.</text:p></text:note-body></text:note></text:span></text:span><text:span text:style-name="Strong_20_Emphasis"><text:span text:style-name="T194">.</text:span></text:span></text:p>
          </table:table-cell>
        </table:table-row>
        <table:table-row table:style-name="TableLine94770158072976"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16"/>
          </table:table-cell>
        </table:table-row>
        <table:table-row table:style-name="TableLine94770158140208">
          <table:table-cell table:style-name="Tabel2.A1" office:value-type="string">
            <text:p text:style-name="P80"><text:span text:style-name="Strong_20_Emphasis"><text:span text:style-name="T108"><text:s/></text:span></text:span><text:span text:style-name="Strong_20_Emphasis"><text:span text:style-name="T159"><draw:control text:anchor-type="as-char" draw:z-index="25" draw:name="Vorm40_1" draw:style-name="gr1" draw:text-style-name="P98" svg:width="0.35cm" svg:height="0.35cm" draw:control="control26"/></text:span></text:span></text:p>
          </table:table-cell>
          <table:table-cell table:style-name="Tabel2.A1" office:value-type="string">
            <text:p text:style-name="P21">Afmelden.</text:p>
          </table:table-cell>
        </table:table-row>
      </table:table>
      <text:p text:style-name="P14"><text:span text:style-name="Strong_20_Emphasis"><text:span text:style-name="T157"/></text:span></text:p>
      <text:p text:style-name="P79"/>
      <text:p text:style-name="P81"><text:span text:style-name="T293">E</text:span><text:span text:style-name="T294">inde c</text:span><text:span text:style-name="T295">hecklist, </text:span><text:span text:style-name="T296">d</text:span><text:span text:style-name="T295">e installatie van </text:span><text:span text:style-name="T295"><text:reference-ref text:reference-format="text" text:ref-name="Distributie">Ubuntu</text:reference-ref></text:span><text:span text:style-name="T295"><text:s/></text:span><text:span text:style-name="T297"><text:reference-ref text:reference-format="text" text:ref-name="Versie">22.04</text:reference-ref></text:span><text:span text:style-name="Strong_20_Emphasis"><text:span text:style-name="T315"><text:s/></text:span></text:span><text:span text:style-name="Strong_20_Emphasis"><text:span text:style-name="T316">LTS</text:span></text:span><text:span text:style-name="T52"> </text:span><text:span text:style-name="T295"><text:reference-ref text:reference-format="text" text:ref-name="Editie">desktop</text:reference-ref></text:span><text:span text:style-name="T295"><text:s/>is voltooid.</text:span></text:p>
      <text:p text:style-name="P62"/>
      <text:p text:style-name="P5"><text:span text:style-name="T169">Geschreven</text:span><text:span text:style-name="T104"> door Karel Zimmer &lt;</text:span><text:a xlink:type="simple" xlink:href="mailto:info@karelzimmer.nl" text:style-name="Internet_20_link" text:visited-style-name="Visited_20_Internet_20_Link"><text:span text:style-name="T427">info@karelzimmer.nl</text:span></text:a><text:span text:style-name="T104">&gt;</text:span><text:span text:style-name="T10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4-07T12:53:38.735825456">07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7T12:53:38.643007267</dc:date>
    <meta:keyword>Installatie</meta:keyword>
    <meta:keyword>Checklist</meta:keyword>
    <meta:keyword>Linux</meta:keyword>
    <meta:editing-cycles>6359</meta:editing-cycles>
    <meta:editing-duration>P11DT5H25M35S</meta:editing-duration>
    <meta:print-date>2021-03-23T20:07:57.967210640</meta:print-date>
    <dc:creator>Karel Zimmer</dc:creator>
    <meta:document-statistic meta:table-count="4" meta:image-count="0" meta:object-count="0" meta:page-count="4" meta:paragraph-count="95" meta:word-count="834" meta:character-count="5695" meta:non-whitespace-character-count="4892"/>
    <meta:user-defined meta:name="Info 1"/>
    <meta:user-defined meta:name="Info 2"/>
    <meta:user-defined meta:name="Info 3"/>
    <meta:user-defined meta:name="Info 4"/>
  </office:meta>
</office:document-meta>
</file>